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Condensed" svg:font-family="'Roboto Condensed', Helvetica, Arial, sans-serif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4pt" officeooo:rsid="0005b44f" officeooo:paragraph-rsid="0005b44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4pt" officeooo:rsid="0005b44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size="14pt" officeooo:rsid="0005b44f" officeooo:paragraph-rsid="0005b44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4pt" officeooo:rsid="00152cdb" officeooo:paragraph-rsid="00152cdb" style:font-size-asian="14pt" style:font-size-complex="14pt"/>
    </style:style>
    <style:style style:name="P5" style:family="paragraph" style:parent-style-name="Standard">
      <style:text-properties style:font-name="Liberation Serif1" fo:font-size="14pt" officeooo:rsid="001cbe91" officeooo:paragraph-rsid="001ef97e" style:font-size-asian="14pt" style:font-size-complex="14pt"/>
    </style:style>
    <style:style style:name="P6" style:family="paragraph" style:parent-style-name="Standard">
      <style:text-properties style:font-name="Liberation Serif1" fo:font-size="14pt" officeooo:rsid="0038a928" officeooo:paragraph-rsid="0038a92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4pt" officeooo:rsid="003a5406" officeooo:paragraph-rsid="003a5406" style:font-size-asian="14pt" style:font-size-complex="14pt"/>
    </style:style>
    <style:style style:name="P8" style:family="paragraph" style:parent-style-name="Standard">
      <style:text-properties style:font-name="Liberation Serif1" fo:font-size="14pt" officeooo:rsid="00433b8c" officeooo:paragraph-rsid="00433b8c" style:font-size-asian="14pt" style:font-size-complex="14pt"/>
    </style:style>
    <style:style style:name="P9" style:family="paragraph" style:parent-style-name="Standard">
      <style:text-properties style:font-name="Liberation Serif1" fo:font-size="14pt" style:text-underline-style="none" officeooo:rsid="0005b44f" officeooo:paragraph-rsid="0008ce61" style:font-size-asian="14pt" style:font-size-complex="14pt"/>
    </style:style>
    <style:style style:name="P10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11" style:family="paragraph" style:parent-style-name="Standard">
      <style:text-properties style:text-position="0% 100%" style:font-name="Liberation Serif1" fo:font-size="14pt" style:text-underline-style="none" officeooo:rsid="0005b44f" officeooo:paragraph-rsid="0005b44f" style:font-size-asian="14pt" style:font-size-complex="14pt"/>
    </style:style>
    <style:style style:name="P12" style:family="paragraph" style:parent-style-name="Standard">
      <style:text-properties style:text-position="0% 100%" style:font-name="Liberation Serif1" fo:font-size="14pt" style:text-underline-style="none" officeooo:rsid="0005b44f" officeooo:paragraph-rsid="00372ae5" style:font-size-asian="14pt" style:font-size-complex="14pt"/>
    </style:style>
    <style:style style:name="P13" style:family="paragraph" style:parent-style-name="Standard">
      <style:text-properties fo:font-size="14pt" officeooo:rsid="0005b44f" officeooo:paragraph-rsid="001ee5fe" style:font-size-asian="14pt" style:font-size-complex="14pt"/>
    </style:style>
    <style:style style:name="P14" style:family="paragraph" style:parent-style-name="Standard">
      <style:text-properties fo:font-size="14pt" officeooo:rsid="0005b44f" officeooo:paragraph-rsid="00324465" style:font-size-asian="14pt" style:font-size-complex="14pt"/>
    </style:style>
    <style:style style:name="P15" style:family="paragraph" style:parent-style-name="Standard">
      <style:text-properties fo:font-size="14pt" officeooo:rsid="0005b44f" officeooo:paragraph-rsid="002b3487" style:font-size-asian="14pt" style:font-size-complex="14pt"/>
    </style:style>
    <style:style style:name="P16" style:family="paragraph" style:parent-style-name="Standard">
      <style:text-properties fo:font-size="14pt" officeooo:rsid="00152cdb" officeooo:paragraph-rsid="00171782" style:font-size-asian="14pt" style:font-size-complex="14pt"/>
    </style:style>
    <style:style style:name="P17" style:family="paragraph" style:parent-style-name="Standard">
      <style:text-properties fo:font-size="14pt" officeooo:rsid="00152cdb" officeooo:paragraph-rsid="001cf72a" style:font-size-asian="14pt" style:font-size-complex="14pt"/>
    </style:style>
    <style:style style:name="P18" style:family="paragraph" style:parent-style-name="Standard" style:list-style-name="L1">
      <style:text-properties style:font-name="Liberation Serif1" fo:font-size="14pt" officeooo:rsid="00433b8c" officeooo:paragraph-rsid="00433b8c" style:font-size-asian="14pt" style:font-size-complex="14pt"/>
    </style:style>
    <style:style style:name="P19" style:family="paragraph" style:parent-style-name="Standard">
      <style:text-properties style:font-name="Liberation Serif1" fo:font-size="14pt" officeooo:rsid="0038a928" officeooo:paragraph-rsid="0038a928" style:font-size-asian="14pt" style:font-size-complex="14pt"/>
    </style:style>
    <style:style style:name="P20" style:family="paragraph" style:parent-style-name="Standard">
      <style:text-properties style:font-name="Liberation Serif1" fo:font-size="14pt" officeooo:rsid="0038a928" officeooo:paragraph-rsid="00686f2a" style:font-size-asian="14pt" style:font-size-complex="14pt"/>
    </style:style>
    <style:style style:name="P21" style:family="paragraph" style:parent-style-name="Standard">
      <style:text-properties style:font-name="Liberation Serif1" fo:font-size="14pt" officeooo:rsid="0038a928" officeooo:paragraph-rsid="007bc84e" style:font-size-asian="14pt" style:font-size-complex="14pt"/>
    </style:style>
    <style:style style:name="P22" style:family="paragraph" style:parent-style-name="Standard">
      <style:text-properties style:font-name="Liberation Serif1" fo:font-size="14pt" officeooo:rsid="0038a928" officeooo:paragraph-rsid="00f8b0ea" style:font-size-asian="14pt" style:font-size-complex="14pt"/>
    </style:style>
    <style:style style:name="P23" style:family="paragraph" style:parent-style-name="Standard">
      <style:text-properties style:font-name="Liberation Serif1" fo:font-size="14pt" officeooo:rsid="0038a928" officeooo:paragraph-rsid="010d3e37" style:font-size-asian="14pt" style:font-size-complex="14pt"/>
    </style:style>
    <style:style style:name="P24" style:family="paragraph" style:parent-style-name="Standard">
      <style:text-properties style:font-name="Liberation Serif1" fo:font-size="14pt" officeooo:rsid="0066ee84" officeooo:paragraph-rsid="0066ee84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4pt" officeooo:rsid="00152cdb" officeooo:paragraph-rsid="00152cdb" style:font-size-asian="14pt" style:font-size-complex="14pt"/>
    </style:style>
    <style:style style:name="P26" style:family="paragraph" style:parent-style-name="Standard" style:list-style-name="L1">
      <style:text-properties style:font-name="Liberation Serif1" fo:font-size="14pt" officeooo:rsid="00780e77" officeooo:paragraph-rsid="00780e77" style:font-size-asian="14pt" style:font-size-complex="14pt"/>
    </style:style>
    <style:style style:name="P27" style:family="paragraph" style:parent-style-name="Standard">
      <style:text-properties style:font-name="Liberation Serif1" fo:font-size="14pt" officeooo:rsid="007e85b9" officeooo:paragraph-rsid="007e85b9" style:font-size-asian="14pt" style:font-size-complex="14pt"/>
    </style:style>
    <style:style style:name="P28" style:family="paragraph" style:parent-style-name="Standard">
      <style:text-properties style:font-name="Liberation Serif1" fo:font-size="14pt" officeooo:rsid="001cbe91" officeooo:paragraph-rsid="001ef97e" style:font-size-asian="14pt" style:font-size-complex="14pt"/>
    </style:style>
    <style:style style:name="P29" style:family="paragraph" style:parent-style-name="Standard">
      <style:text-properties style:font-name="Liberation Serif1" fo:font-size="14pt" officeooo:rsid="0080412f" officeooo:paragraph-rsid="0081a97f" style:font-size-asian="14pt" style:font-size-complex="14pt"/>
    </style:style>
    <style:style style:name="P30" style:family="paragraph" style:parent-style-name="Standard">
      <style:text-properties style:font-name="Liberation Serif1" fo:font-size="14pt" officeooo:rsid="0005b44f" officeooo:paragraph-rsid="0081f25f" style:font-size-asian="14pt" style:font-size-complex="14pt"/>
    </style:style>
    <style:style style:name="P31" style:family="paragraph" style:parent-style-name="Standard">
      <style:text-properties style:font-name="Liberation Serif1" fo:font-size="14pt" officeooo:rsid="0005b44f" officeooo:paragraph-rsid="008378b5" style:font-size-asian="14pt" style:font-size-complex="14pt"/>
    </style:style>
    <style:style style:name="P32" style:family="paragraph" style:parent-style-name="Standard">
      <style:text-properties style:font-name="Liberation Serif1" fo:font-size="14pt" officeooo:rsid="0081a97f" officeooo:paragraph-rsid="0081a97f" style:font-size-asian="14pt" style:font-size-complex="14pt"/>
    </style:style>
    <style:style style:name="P33" style:family="paragraph" style:parent-style-name="Standard">
      <style:text-properties style:font-name="Liberation Serif1" fo:font-size="14pt" officeooo:rsid="0097e115" officeooo:paragraph-rsid="0097e115" style:font-size-asian="14pt" style:font-size-complex="14pt"/>
    </style:style>
    <style:style style:name="P34" style:family="paragraph" style:parent-style-name="Standard">
      <style:text-properties style:font-name="Liberation Serif1" fo:font-size="14pt" officeooo:rsid="0097e115" officeooo:paragraph-rsid="00996008" style:font-size-asian="14pt" style:font-size-complex="14pt"/>
    </style:style>
    <style:style style:name="P35" style:family="paragraph" style:parent-style-name="Standard">
      <style:text-properties style:font-name="Liberation Serif1" fo:font-size="14pt" officeooo:rsid="00996008" officeooo:paragraph-rsid="00996008" style:font-size-asian="14pt" style:font-size-complex="14pt"/>
    </style:style>
    <style:style style:name="P36" style:family="paragraph" style:parent-style-name="Standard">
      <style:text-properties style:font-name="Liberation Serif1" fo:font-size="14pt" style:text-underline-style="none" officeooo:rsid="000f77ec" officeooo:paragraph-rsid="0005b44f" style:font-size-asian="14pt" style:font-size-complex="14pt"/>
    </style:style>
    <style:style style:name="P37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89110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f3a03c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Liberation Serif1" fo:font-size="14pt" fo:font-weight="bold" officeooo:rsid="0038a928" officeooo:paragraph-rsid="0038a928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Liberation Serif1" fo:font-size="14pt" fo:font-weight="bold" officeooo:rsid="00152cdb" officeooo:paragraph-rsid="00152cdb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a5406" officeooo:paragraph-rsid="003a5406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a5406" officeooo:paragraph-rsid="00152cdb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Liberation Serif1" fo:font-size="14pt" fo:font-weight="bold" officeooo:rsid="00433b8c" officeooo:paragraph-rsid="00433b8c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Liberation Serif1" fo:font-size="14pt" fo:font-weight="bold" officeooo:rsid="001cbe91" officeooo:paragraph-rsid="001ef97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ea32e3" officeooo:paragraph-rsid="00ea32e3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officeooo:rsid="00152cdb" officeooo:paragraph-rsid="00e2b992" style:font-size-asian="14pt" style:font-size-complex="14pt"/>
    </style:style>
    <style:style style:name="P48" style:family="paragraph" style:parent-style-name="Standard">
      <style:text-properties fo:font-size="14pt" officeooo:rsid="0005b44f" officeooo:paragraph-rsid="008378b5" style:font-size-asian="14pt" style:font-size-complex="14pt"/>
    </style:style>
    <style:style style:name="P49" style:family="paragraph" style:parent-style-name="Standard">
      <style:text-properties fo:font-size="14pt" officeooo:rsid="0005b44f" officeooo:paragraph-rsid="008d56e7" style:font-size-asian="14pt" style:font-size-complex="14pt"/>
    </style:style>
    <style:style style:name="P50" style:family="paragraph" style:parent-style-name="Standard">
      <style:text-properties fo:font-size="14pt" officeooo:rsid="0005b44f" officeooo:paragraph-rsid="008e9560" style:font-size-asian="14pt" style:font-size-complex="14pt"/>
    </style:style>
    <style:style style:name="P51" style:family="paragraph" style:parent-style-name="Standard">
      <style:text-properties fo:font-size="14pt" officeooo:rsid="0005b44f" officeooo:paragraph-rsid="008ebca1" style:font-size-asian="14pt" style:font-size-complex="14pt"/>
    </style:style>
    <style:style style:name="P52" style:family="paragraph" style:parent-style-name="Standard">
      <style:text-properties fo:font-size="14pt" officeooo:rsid="0005b44f" officeooo:paragraph-rsid="0092e172" style:font-size-asian="14pt" style:font-size-complex="14pt"/>
    </style:style>
    <style:style style:name="P53" style:family="paragraph" style:parent-style-name="Standard">
      <style:text-properties fo:font-size="14pt" officeooo:rsid="0005b44f" officeooo:paragraph-rsid="009c6108" style:font-size-asian="14pt" style:font-size-complex="14pt"/>
    </style:style>
    <style:style style:name="P54" style:family="paragraph" style:parent-style-name="Standard">
      <style:text-properties fo:font-size="14pt" officeooo:rsid="0005b44f" officeooo:paragraph-rsid="00a00320" style:font-size-asian="14pt" style:font-size-complex="14pt"/>
    </style:style>
    <style:style style:name="P55" style:family="paragraph" style:parent-style-name="Standard">
      <style:text-properties fo:font-size="14pt" officeooo:rsid="0005b44f" officeooo:paragraph-rsid="002b3487" style:font-size-asian="14pt" style:font-size-complex="14pt"/>
    </style:style>
    <style:style style:name="P56" style:family="paragraph" style:parent-style-name="Standard">
      <style:text-properties fo:font-size="14pt" officeooo:rsid="0005b44f" officeooo:paragraph-rsid="00b01816" style:font-size-asian="14pt" style:font-size-complex="14pt"/>
    </style:style>
    <style:style style:name="P57" style:family="paragraph" style:parent-style-name="Standard">
      <style:text-properties fo:font-size="14pt" officeooo:rsid="0005b44f" officeooo:paragraph-rsid="00372ae5" style:font-size-asian="14pt" style:font-size-complex="14pt"/>
    </style:style>
    <style:style style:name="P58" style:family="paragraph" style:parent-style-name="Standard">
      <style:text-properties fo:font-size="14pt" officeooo:rsid="0005b44f" officeooo:paragraph-rsid="00be6b20" style:font-size-asian="14pt" style:font-size-complex="14pt"/>
    </style:style>
    <style:style style:name="P59" style:family="paragraph" style:parent-style-name="Standard">
      <style:text-properties fo:font-size="14pt" officeooo:rsid="0005b44f" officeooo:paragraph-rsid="00324465" style:font-size-asian="14pt" style:font-size-complex="14pt"/>
    </style:style>
    <style:style style:name="P60" style:family="paragraph" style:parent-style-name="Standard">
      <style:text-properties fo:font-size="14pt" officeooo:rsid="0005b44f" officeooo:paragraph-rsid="00de0f11" style:font-size-asian="14pt" style:font-size-complex="14pt"/>
    </style:style>
    <style:style style:name="P61" style:family="paragraph" style:parent-style-name="Standard">
      <style:text-properties fo:font-size="14pt" officeooo:rsid="0005b44f" officeooo:paragraph-rsid="00edc9d5" style:font-size-asian="14pt" style:font-size-complex="14pt"/>
    </style:style>
    <style:style style:name="P62" style:family="paragraph" style:parent-style-name="Standard">
      <style:text-properties fo:font-size="14pt" officeooo:rsid="0083bcc8" officeooo:paragraph-rsid="00844278" style:font-size-asian="14pt" style:font-size-complex="14pt"/>
    </style:style>
    <style:style style:name="P63" style:family="paragraph" style:parent-style-name="Standard">
      <style:text-properties fo:font-size="14pt" officeooo:rsid="0049cd2f" officeooo:paragraph-rsid="0049cd2f" style:font-size-asian="14pt" style:font-size-complex="14pt"/>
    </style:style>
    <style:style style:name="P64" style:family="paragraph" style:parent-style-name="Standard">
      <style:text-properties style:text-position="0% 100%" style:font-name="Liberation Serif1" fo:font-size="14pt" officeooo:rsid="00e49080" officeooo:paragraph-rsid="00e49080" style:font-size-asian="14pt" style:font-size-complex="14pt"/>
    </style:style>
    <style:style style:name="P65" style:family="paragraph" style:parent-style-name="Standard">
      <style:text-properties style:text-position="0% 100%" style:font-name="Liberation Serif1" fo:font-size="14pt" style:text-underline-style="none" officeooo:rsid="001cf72a" officeooo:paragraph-rsid="001cf72a" style:font-size-asian="14pt" style:font-size-complex="14pt"/>
    </style:style>
    <style:style style:name="P66" style:family="paragraph" style:parent-style-name="Standard">
      <style:text-properties style:text-position="0% 100%" style:font-name="Liberation Serif1" fo:font-size="14pt" style:text-underline-style="none" officeooo:rsid="0005b44f" officeooo:paragraph-rsid="008378b5" style:font-size-asian="14pt" style:font-size-complex="14pt"/>
    </style:style>
    <style:style style:name="P67" style:family="paragraph" style:parent-style-name="Standard">
      <style:text-properties style:text-position="0% 100%" style:font-name="Liberation Serif1" fo:font-size="14pt" style:text-underline-style="none" officeooo:rsid="0005b44f" officeooo:paragraph-rsid="008e095d" style:font-size-asian="14pt" style:font-size-complex="14pt"/>
    </style:style>
    <style:style style:name="P68" style:family="paragraph" style:parent-style-name="Standard">
      <style:text-properties style:text-position="0% 100%" style:font-name="Liberation Serif1" fo:font-size="14pt" style:text-underline-style="none" officeooo:rsid="0005b44f" officeooo:paragraph-rsid="00bd6744" style:font-size-asian="14pt" style:font-size-complex="14pt"/>
    </style:style>
    <style:style style:name="P69" style:family="paragraph" style:parent-style-name="Standard">
      <style:text-properties style:text-position="0% 100%" style:font-name="Liberation Serif1" fo:font-size="14pt" style:text-underline-style="none" officeooo:rsid="0005b44f" officeooo:paragraph-rsid="00be6b20" style:font-size-asian="14pt" style:font-size-complex="14pt"/>
    </style:style>
    <style:style style:name="P70" style:family="paragraph" style:parent-style-name="Standard">
      <style:text-properties style:text-position="0% 100%" style:font-name="Liberation Serif1" fo:font-size="14pt" style:text-underline-style="none" officeooo:rsid="0005b44f" officeooo:paragraph-rsid="00c647ea" style:font-size-asian="14pt" style:font-size-complex="14pt"/>
    </style:style>
    <style:style style:name="P71" style:family="paragraph" style:parent-style-name="Standard">
      <style:text-properties style:text-position="0% 100%" style:font-name="Liberation Serif1" fo:font-size="14pt" style:text-underline-style="none" officeooo:rsid="0005b44f" officeooo:paragraph-rsid="00cb0878" style:font-size-asian="14pt" style:font-size-complex="14pt"/>
    </style:style>
    <style:style style:name="P72" style:family="paragraph" style:parent-style-name="Standard">
      <style:text-properties style:text-position="0% 100%" style:font-name="Liberation Serif1" fo:font-size="14pt" style:text-underline-style="none" officeooo:rsid="0005b44f" officeooo:paragraph-rsid="00d5f680" style:font-size-asian="14pt" style:font-size-complex="14pt"/>
    </style:style>
    <style:style style:name="P73" style:family="paragraph" style:parent-style-name="Standard">
      <style:text-properties style:text-position="0% 100%" style:font-name="Liberation Serif1" fo:font-size="14pt" style:text-underline-style="none" officeooo:rsid="000f77ec" officeooo:paragraph-rsid="002b3487" style:font-size-asian="14pt" style:font-size-complex="14pt"/>
    </style:style>
    <style:style style:name="P74" style:family="paragraph" style:parent-style-name="Standard">
      <style:text-properties style:text-position="0% 100%" style:font-name="Liberation Serif1" fo:font-size="14pt" style:text-underline-style="none" officeooo:rsid="000f77ec" officeooo:paragraph-rsid="00c647ea" style:font-size-asian="14pt" style:font-size-complex="14pt"/>
    </style:style>
    <style:style style:name="P75" style:family="paragraph" style:parent-style-name="Standard">
      <style:text-properties style:text-position="0% 100%" style:font-name="Liberation Serif1" fo:font-size="14pt" style:text-underline-style="none" officeooo:rsid="000f77ec" officeooo:paragraph-rsid="00edc9d5" style:font-size-asian="14pt" style:font-size-complex="14pt"/>
    </style:style>
    <style:style style:name="P76" style:family="paragraph" style:parent-style-name="Standard">
      <style:text-properties style:text-position="0% 100%" style:font-name="Liberation Serif1" fo:font-size="14pt" style:text-underline-style="none" officeooo:rsid="00bd6744" officeooo:paragraph-rsid="002b3487" style:font-size-asian="14pt" style:font-size-complex="14pt"/>
    </style:style>
    <style:style style:name="P77" style:family="paragraph" style:parent-style-name="Standard">
      <style:text-properties style:text-position="0% 100%" style:font-name="Liberation Serif1" fo:font-size="14pt" style:text-underline-style="none" officeooo:rsid="00bd6744" officeooo:paragraph-rsid="00c0d4ba" style:font-size-asian="14pt" style:font-size-complex="14pt"/>
    </style:style>
    <style:style style:name="P78" style:family="paragraph" style:parent-style-name="Standard">
      <style:text-properties style:text-position="0% 100%" style:font-name="Liberation Serif1" fo:font-size="14pt" style:text-underline-style="none" officeooo:rsid="00bd6744" officeooo:paragraph-rsid="00edc9d5" style:font-size-asian="14pt" style:font-size-complex="14pt"/>
    </style:style>
    <style:style style:name="P79" style:family="paragraph" style:parent-style-name="Standard">
      <style:text-properties style:text-position="0% 100%" style:font-name="Liberation Serif1" fo:font-size="14pt" style:text-underline-style="none" officeooo:rsid="00bd6744" officeooo:paragraph-rsid="0111336d" style:font-size-asian="14pt" style:font-size-complex="14pt"/>
    </style:style>
    <style:style style:name="P80" style:family="paragraph" style:parent-style-name="Standard">
      <style:text-properties style:text-position="0% 100%" style:font-name="Liberation Serif1" fo:font-size="14pt" style:text-underline-style="none" officeooo:rsid="00152cdb" officeooo:paragraph-rsid="00d5f680" style:font-size-asian="14pt" style:font-size-complex="14pt"/>
    </style:style>
    <style:style style:name="P81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0bc58aa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891109" officeooo:paragraph-rsid="00f3ca4c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891109" officeooo:paragraph-rsid="01094725" style:font-size-asian="14pt" style:font-weight-asian="bold" style:font-size-complex="14pt" style:font-weight-complex="bold"/>
    </style:style>
    <style:style style:name="P84" style:family="paragraph" style:parent-style-name="Standard">
      <style:text-properties style:text-position="0% 100%" fo:font-size="14pt" officeooo:rsid="0083bcc8" officeooo:paragraph-rsid="00844278" style:font-size-asian="14pt" style:font-size-complex="14pt"/>
    </style:style>
    <style:style style:name="P85" style:family="paragraph" style:parent-style-name="Standard">
      <style:text-properties style:text-position="0% 100%" fo:font-size="14pt" officeooo:rsid="0083bcc8" officeooo:paragraph-rsid="0087687a" style:font-size-asian="14pt" style:font-size-complex="14pt"/>
    </style:style>
    <style:style style:name="P86" style:family="paragraph">
      <loext:graphic-properties draw:fill-color="#000000"/>
      <style:paragraph-properties fo:text-align="center"/>
    </style:style>
    <style:style style:name="P87" style:family="paragraph">
      <loext:graphic-properties draw:fill="none"/>
      <style:paragraph-properties fo:text-align="center"/>
    </style:style>
    <style:style style:name="T1" style:family="text">
      <style:text-properties style:font-name="Liberation Serif1" style:text-underline-style="none"/>
    </style:style>
    <style:style style:name="T2" style:family="text">
      <style:text-properties style:font-name="Liberation Serif1" style:text-underline-style="none" officeooo:rsid="0005b44f"/>
    </style:style>
    <style:style style:name="T3" style:family="text">
      <style:text-properties style:font-name="Liberation Serif1" style:text-underline-style="none" officeooo:rsid="0008ce61"/>
    </style:style>
    <style:style style:name="T4" style:family="text">
      <style:text-properties style:font-name="Liberation Serif1" style:text-underline-style="none" officeooo:rsid="000f77ec"/>
    </style:style>
    <style:style style:name="T5" style:family="text">
      <style:text-properties style:font-name="Liberation Serif1" style:text-underline-style="none" officeooo:rsid="00753843"/>
    </style:style>
    <style:style style:name="T6" style:family="text">
      <style:text-properties style:font-name="Liberation Serif1" style:text-underline-style="none" officeooo:rsid="008261ed"/>
    </style:style>
    <style:style style:name="T7" style:family="text">
      <style:text-properties style:font-name="Liberation Serif1" style:text-underline-style="none" officeooo:rsid="008a8735"/>
    </style:style>
    <style:style style:name="T8" style:family="text">
      <style:text-properties style:font-name="Liberation Serif1" style:text-underline-style="none" officeooo:rsid="009aa63e"/>
    </style:style>
    <style:style style:name="T9" style:family="text">
      <style:text-properties style:font-name="Liberation Serif1" style:text-underline-style="none" officeooo:rsid="00aa7f15"/>
    </style:style>
    <style:style style:name="T10" style:family="text">
      <style:text-properties style:font-name="Liberation Serif1" style:text-underline-style="none" officeooo:rsid="00be6b20"/>
    </style:style>
    <style:style style:name="T11" style:family="text">
      <style:text-properties style:font-name="Liberation Serif1" style:text-underline-style="none" officeooo:rsid="00d78a23"/>
    </style:style>
    <style:style style:name="T12" style:family="text">
      <style:text-properties style:font-name="Liberation Serif1" style:text-underline-style="none" officeooo:rsid="00de0f11"/>
    </style:style>
    <style:style style:name="T13" style:family="text">
      <style:text-properties style:font-name="Liberation Serif1" fo:font-style="italic" style:text-underline-style="none" officeooo:rsid="00844278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Liberation Serif1" style:text-underline-style="none"/>
    </style:style>
    <style:style style:name="T16" style:family="text">
      <style:text-properties style:text-position="sub 58%" style:font-name="Liberation Serif1" style:text-underline-style="none" officeooo:rsid="0008ce61"/>
    </style:style>
    <style:style style:name="T17" style:family="text">
      <style:text-properties style:text-position="sub 58%" style:font-name="Liberation Serif1" style:text-underline-style="none" officeooo:rsid="001cf72a"/>
    </style:style>
    <style:style style:name="T18" style:family="text">
      <style:text-properties style:text-position="sub 58%" style:font-name="Liberation Serif1" style:text-underline-style="none" officeooo:rsid="001ee5fe"/>
    </style:style>
    <style:style style:name="T19" style:family="text">
      <style:text-properties style:text-position="sub 58%" style:font-name="Liberation Serif1" style:text-underline-style="none" officeooo:rsid="002b3487"/>
    </style:style>
    <style:style style:name="T20" style:family="text">
      <style:text-properties style:text-position="sub 58%" style:font-name="Liberation Serif1" style:text-underline-style="none" officeooo:rsid="0060a787"/>
    </style:style>
    <style:style style:name="T21" style:family="text">
      <style:text-properties style:text-position="sub 58%" style:font-name="Liberation Serif1" style:text-underline-style="none" officeooo:rsid="00753843"/>
    </style:style>
    <style:style style:name="T22" style:family="text">
      <style:text-properties style:text-position="sub 58%" style:font-name="Liberation Serif1" style:text-underline-style="none" officeooo:rsid="008378b5"/>
    </style:style>
    <style:style style:name="T23" style:family="text">
      <style:text-properties style:text-position="sub 58%" style:font-name="Liberation Serif1" style:text-underline-style="none" officeooo:rsid="008a8735"/>
    </style:style>
    <style:style style:name="T24" style:family="text">
      <style:text-properties style:text-position="sub 58%" style:font-name="Liberation Serif1" style:text-underline-style="none" officeooo:rsid="008d56e7"/>
    </style:style>
    <style:style style:name="T25" style:family="text">
      <style:text-properties style:text-position="sub 58%" style:font-name="Liberation Serif1" style:text-underline-style="none" officeooo:rsid="008e095d"/>
    </style:style>
    <style:style style:name="T26" style:family="text">
      <style:text-properties style:text-position="sub 58%" style:font-name="Liberation Serif1" style:text-underline-style="none" officeooo:rsid="008e9560"/>
    </style:style>
    <style:style style:name="T27" style:family="text">
      <style:text-properties style:text-position="sub 58%" style:font-name="Liberation Serif1" style:text-underline-style="none" officeooo:rsid="00924254"/>
    </style:style>
    <style:style style:name="T28" style:family="text">
      <style:text-properties style:text-position="sub 58%" style:font-name="Liberation Serif1" style:text-underline-style="none" officeooo:rsid="009ee20d"/>
    </style:style>
    <style:style style:name="T29" style:family="text">
      <style:text-properties style:text-position="sub 58%" style:font-name="Liberation Serif1" style:text-underline-style="none" officeooo:rsid="00a00320"/>
    </style:style>
    <style:style style:name="T30" style:family="text">
      <style:text-properties style:text-position="sub 58%" style:font-name="Liberation Serif1" style:text-underline-style="none" officeooo:rsid="00aa7f15"/>
    </style:style>
    <style:style style:name="T31" style:family="text">
      <style:text-properties style:text-position="sub 58%" style:font-name="Liberation Serif1" style:text-underline-style="none" officeooo:rsid="002b3487" style:text-overline-style="none" style:text-overline-color="font-color"/>
    </style:style>
    <style:style style:name="T32" style:family="text">
      <style:text-properties style:text-position="sub 58%" style:font-name="Liberation Serif1" style:text-underline-style="none" officeooo:rsid="00e11a22" style:text-overline-style="none" style:text-overline-color="font-color"/>
    </style:style>
    <style:style style:name="T33" style:family="text">
      <style:text-properties style:text-position="sub 58%" style:font-name="Liberation Serif1" style:text-underline-style="none" officeooo:rsid="00b01816"/>
    </style:style>
    <style:style style:name="T34" style:family="text">
      <style:text-properties style:text-position="sub 58%" style:font-name="Liberation Serif1" style:text-underline-style="none" officeooo:rsid="00be6b20"/>
    </style:style>
    <style:style style:name="T35" style:family="text">
      <style:text-properties style:text-position="sub 58%" style:font-name="Liberation Serif1" style:text-underline-style="none" officeooo:rsid="00d78a23"/>
    </style:style>
    <style:style style:name="T36" style:family="text">
      <style:text-properties style:text-position="sub 58%" style:font-name="Liberation Serif1" style:text-underline-style="none" officeooo:rsid="00dc9c58"/>
    </style:style>
    <style:style style:name="T37" style:family="text">
      <style:text-properties style:text-position="sub 58%" style:font-name="Liberation Serif1" style:text-underline-style="none" officeooo:rsid="00de0f11"/>
    </style:style>
    <style:style style:name="T38" style:family="text">
      <style:text-properties style:text-position="sub 58%" style:font-name="Liberation Serif1" style:text-underline-style="none" officeooo:rsid="00de53a6"/>
    </style:style>
    <style:style style:name="T39" style:family="text">
      <style:text-properties style:text-position="sub 58%" style:font-name="Liberation Serif1" style:text-underline-style="none" officeooo:rsid="00e11a22"/>
    </style:style>
    <style:style style:name="T40" style:family="text">
      <style:text-properties style:text-position="sub 58%" style:font-name="Liberation Serif1" style:text-underline-style="none" officeooo:rsid="01023e6b"/>
    </style:style>
    <style:style style:name="T41" style:family="text">
      <style:text-properties style:text-position="sub 58%" style:font-name="Liberation Serif1" style:text-underline-style="none" officeooo:rsid="01023f50"/>
    </style:style>
    <style:style style:name="T42" style:family="text">
      <style:text-properties style:text-position="sub 58%" style:font-name="Liberation Serif1" style:text-underline-style="none" officeooo:rsid="0005b44f"/>
    </style:style>
    <style:style style:name="T43" style:family="text">
      <style:text-properties style:text-position="sub 58%" style:font-name="Liberation Serif1" fo:font-style="italic" style:text-underline-style="none" officeooo:rsid="00844278" style:font-style-asian="italic" style:font-style-complex="italic"/>
    </style:style>
    <style:style style:name="T44" style:family="text">
      <style:text-properties style:text-position="sub 58%" style:font-name="Liberation Serif1" fo:font-style="italic" style:text-underline-style="none" officeooo:rsid="00b01816" style:font-style-asian="italic" style:font-style-complex="italic"/>
    </style:style>
    <style:style style:name="T45" style:family="text">
      <style:text-properties style:text-position="sub 58%" style:font-name="Liberation Serif1" fo:font-style="italic" style:text-underline-style="none" officeooo:rsid="01023f50" style:font-style-asian="italic" style:font-style-complex="italic" style:text-overline-style="solid" style:text-overline-width="auto" style:text-overline-color="font-color"/>
    </style:style>
    <style:style style:name="T46" style:family="text">
      <style:text-properties style:text-position="sub 58%" style:font-name="Liberation Serif1" fo:font-style="italic" style:text-underline-style="none" officeooo:rsid="01023f50" style:font-style-asian="italic" style:font-style-complex="italic" style:text-overline-style="none" style:text-overline-color="font-color"/>
    </style:style>
    <style:style style:name="T47" style:family="text">
      <style:text-properties style:text-position="sub 58%" style:text-underline-style="none"/>
    </style:style>
    <style:style style:name="T48" style:family="text">
      <style:text-properties style:text-position="sub 58%" style:text-underline-style="none" officeooo:rsid="008378b5"/>
    </style:style>
    <style:style style:name="T49" style:family="text">
      <style:text-properties style:text-position="sub 58%" officeooo:rsid="00be6b20"/>
    </style:style>
    <style:style style:name="T50" style:family="text">
      <style:text-properties style:text-position="sub 58%" officeooo:rsid="00aa7f15"/>
    </style:style>
    <style:style style:name="T51" style:family="text">
      <style:text-properties style:text-position="sub 58%" officeooo:rsid="002b3487" style:text-overline-style="none" style:text-overline-color="font-color"/>
    </style:style>
    <style:style style:name="T52" style:family="text">
      <style:text-properties style:text-position="sub 58%" officeooo:rsid="00edc9d5" style:text-overline-style="none" style:text-overline-color="font-color"/>
    </style:style>
    <style:style style:name="T53" style:family="text">
      <style:text-properties style:text-position="sub 58%" officeooo:rsid="001cf72a"/>
    </style:style>
    <style:style style:name="T54" style:family="text">
      <style:text-properties style:text-position="sub 58%" officeooo:rsid="00c1ad2d"/>
    </style:style>
    <style:style style:name="T55" style:family="text">
      <style:text-properties style:text-position="sub 58%" officeooo:rsid="00c647ea"/>
    </style:style>
    <style:style style:name="T56" style:family="text">
      <style:text-properties style:text-position="sub 58%" officeooo:rsid="00e69d42"/>
    </style:style>
    <style:style style:name="T57" style:family="text">
      <style:text-properties style:text-position="sub 58%" officeooo:rsid="009ee20d"/>
    </style:style>
    <style:style style:name="T58" style:family="text">
      <style:text-properties style:text-position="sub 58%" officeooo:rsid="00edc9d5"/>
    </style:style>
    <style:style style:name="T59" style:family="text">
      <style:text-properties style:text-position="0% 100%"/>
    </style:style>
    <style:style style:name="T60" style:family="text">
      <style:text-properties style:text-position="0% 100%" style:font-name="Liberation Serif1" style:text-underline-style="none"/>
    </style:style>
    <style:style style:name="T61" style:family="text">
      <style:text-properties style:text-position="0% 100%" style:font-name="Liberation Serif1" style:text-underline-style="none" officeooo:rsid="0008ce61"/>
    </style:style>
    <style:style style:name="T62" style:family="text">
      <style:text-properties style:text-position="0% 100%" style:font-name="Liberation Serif1" style:text-underline-style="none" officeooo:rsid="00152cdb"/>
    </style:style>
    <style:style style:name="T63" style:family="text">
      <style:text-properties style:text-position="0% 100%" style:font-name="Liberation Serif1" style:text-underline-style="none" officeooo:rsid="00171782"/>
    </style:style>
    <style:style style:name="T64" style:family="text">
      <style:text-properties style:text-position="0% 100%" style:font-name="Liberation Serif1" style:text-underline-style="none" officeooo:rsid="001cf72a"/>
    </style:style>
    <style:style style:name="T65" style:family="text">
      <style:text-properties style:text-position="0% 100%" style:font-name="Liberation Serif1" style:text-underline-style="none" officeooo:rsid="002b3487"/>
    </style:style>
    <style:style style:name="T66" style:family="text">
      <style:text-properties style:text-position="0% 100%" style:font-name="Liberation Serif1" style:text-underline-style="none" officeooo:rsid="0005b44f"/>
    </style:style>
    <style:style style:name="T67" style:family="text">
      <style:text-properties style:text-position="0% 100%" style:font-name="Liberation Serif1" style:text-underline-style="none" officeooo:rsid="000f77ec"/>
    </style:style>
    <style:style style:name="T68" style:family="text">
      <style:text-properties style:text-position="0% 100%" style:font-name="Liberation Serif1" style:text-underline-style="none" officeooo:rsid="0060a787"/>
    </style:style>
    <style:style style:name="T69" style:family="text">
      <style:text-properties style:text-position="0% 100%" style:font-name="Liberation Serif1" style:text-underline-style="none" officeooo:rsid="00753843"/>
    </style:style>
    <style:style style:name="T70" style:family="text">
      <style:text-properties style:text-position="0% 100%" style:font-name="Liberation Serif1" style:text-underline-style="none" officeooo:rsid="00765a30"/>
    </style:style>
    <style:style style:name="T71" style:family="text">
      <style:text-properties style:text-position="0% 100%" style:font-name="Liberation Serif1" style:text-underline-style="none" officeooo:rsid="007a6ebe"/>
    </style:style>
    <style:style style:name="T72" style:family="text">
      <style:text-properties style:text-position="0% 100%" style:font-name="Liberation Serif1" style:text-underline-style="none" officeooo:rsid="008378b5"/>
    </style:style>
    <style:style style:name="T73" style:family="text">
      <style:text-properties style:text-position="0% 100%" style:font-name="Liberation Serif1" style:text-underline-style="none" officeooo:rsid="00844278"/>
    </style:style>
    <style:style style:name="T74" style:family="text">
      <style:text-properties style:text-position="0% 100%" style:font-name="Liberation Serif1" style:text-underline-style="none" officeooo:rsid="008e095d"/>
    </style:style>
    <style:style style:name="T75" style:family="text">
      <style:text-properties style:text-position="0% 100%" style:font-name="Liberation Serif1" style:text-underline-style="none" officeooo:rsid="008e9560"/>
    </style:style>
    <style:style style:name="T76" style:family="text">
      <style:text-properties style:text-position="0% 100%" style:font-name="Liberation Serif1" style:text-underline-style="none" officeooo:rsid="0092e172"/>
    </style:style>
    <style:style style:name="T77" style:family="text">
      <style:text-properties style:text-position="0% 100%" style:font-name="Liberation Serif1" style:text-underline-style="none" officeooo:rsid="009c6108"/>
    </style:style>
    <style:style style:name="T78" style:family="text">
      <style:text-properties style:text-position="0% 100%" style:font-name="Liberation Serif1" style:text-underline-style="none" officeooo:rsid="009ee20d"/>
    </style:style>
    <style:style style:name="T79" style:family="text">
      <style:text-properties style:text-position="0% 100%" style:font-name="Liberation Serif1" style:text-underline-style="none" officeooo:rsid="00a00320"/>
    </style:style>
    <style:style style:name="T80" style:family="text">
      <style:text-properties style:text-position="0% 100%" style:font-name="Liberation Serif1" style:text-underline-style="none" officeooo:rsid="00aa7f15"/>
    </style:style>
    <style:style style:name="T81" style:family="text">
      <style:text-properties style:text-position="0% 100%" style:font-name="Liberation Serif1" style:text-underline-style="none" style:text-overline-style="solid" style:text-overline-width="auto" style:text-overline-color="font-color"/>
    </style:style>
    <style:style style:name="T82" style:family="text">
      <style:text-properties style:text-position="0% 100%" style:font-name="Liberation Serif1" style:text-underline-style="none" officeooo:rsid="00aa7f15" style:text-overline-style="solid" style:text-overline-width="auto" style:text-overline-color="font-color"/>
    </style:style>
    <style:style style:name="T83" style:family="text">
      <style:text-properties style:text-position="0% 100%" style:font-name="Liberation Serif1" style:text-underline-style="none" officeooo:rsid="0008ce61" style:text-overline-style="solid" style:text-overline-width="auto" style:text-overline-color="font-color"/>
    </style:style>
    <style:style style:name="T84" style:family="text">
      <style:text-properties style:text-position="0% 100%" style:font-name="Liberation Serif1" style:text-underline-style="none" officeooo:rsid="002b3487" style:text-overline-style="solid" style:text-overline-width="auto" style:text-overline-color="font-color"/>
    </style:style>
    <style:style style:name="T85" style:family="text">
      <style:text-properties style:text-position="0% 100%" style:font-name="Liberation Serif1" style:text-underline-style="none" officeooo:rsid="001cf72a" style:text-overline-style="solid" style:text-overline-width="auto" style:text-overline-color="font-color"/>
    </style:style>
    <style:style style:name="T86" style:family="text">
      <style:text-properties style:text-position="0% 100%" style:font-name="Liberation Serif1" style:text-underline-style="none" officeooo:rsid="00de0f11" style:text-overline-style="solid" style:text-overline-width="auto" style:text-overline-color="font-color"/>
    </style:style>
    <style:style style:name="T87" style:family="text">
      <style:text-properties style:text-position="0% 100%" style:font-name="Liberation Serif1" style:text-underline-style="none" officeooo:rsid="00de53a6" style:text-overline-style="solid" style:text-overline-width="auto" style:text-overline-color="font-color"/>
    </style:style>
    <style:style style:name="T88" style:family="text">
      <style:text-properties style:text-position="0% 100%" style:font-name="Liberation Serif1" style:text-underline-style="none" officeooo:rsid="01023e6b" style:text-overline-style="solid" style:text-overline-width="auto" style:text-overline-color="font-color"/>
    </style:style>
    <style:style style:name="T89" style:family="text">
      <style:text-properties style:text-position="0% 100%" style:font-name="Liberation Serif1" style:text-underline-style="none" officeooo:rsid="00afc02c"/>
    </style:style>
    <style:style style:name="T90" style:family="text">
      <style:text-properties style:text-position="0% 100%" style:font-name="Liberation Serif1" style:text-underline-style="none" officeooo:rsid="00b01816"/>
    </style:style>
    <style:style style:name="T91" style:family="text">
      <style:text-properties style:text-position="0% 100%" style:font-name="Liberation Serif1" style:text-underline-style="none" officeooo:rsid="00b0940c"/>
    </style:style>
    <style:style style:name="T92" style:family="text">
      <style:text-properties style:text-position="0% 100%" style:font-name="Liberation Serif1" style:text-underline-style="none" officeooo:rsid="00be6b20"/>
    </style:style>
    <style:style style:name="T93" style:family="text">
      <style:text-properties style:text-position="0% 100%" style:font-name="Liberation Serif1" style:text-underline-style="none" officeooo:rsid="00d78a23"/>
    </style:style>
    <style:style style:name="T94" style:family="text">
      <style:text-properties style:text-position="0% 100%" style:font-name="Liberation Serif1" style:text-underline-style="none" officeooo:rsid="00dc9c58"/>
    </style:style>
    <style:style style:name="T95" style:family="text">
      <style:text-properties style:text-position="0% 100%" style:font-name="Liberation Serif1" style:text-underline-style="none" officeooo:rsid="00de0f11"/>
    </style:style>
    <style:style style:name="T96" style:family="text">
      <style:text-properties style:text-position="0% 100%" style:font-name="Liberation Serif1" style:text-underline-style="none" officeooo:rsid="00de53a6"/>
    </style:style>
    <style:style style:name="T97" style:family="text">
      <style:text-properties style:text-position="0% 100%" style:font-name="Liberation Serif1" style:text-underline-style="none" officeooo:rsid="01023e6b"/>
    </style:style>
    <style:style style:name="T98" style:family="text">
      <style:text-properties style:text-position="0% 100%" style:font-name="Liberation Serif1" style:text-underline-style="none" officeooo:rsid="01023f50"/>
    </style:style>
    <style:style style:name="T99" style:family="text">
      <style:text-properties style:text-position="0% 100%" style:font-name="Liberation Serif1" style:text-underline-style="none" officeooo:rsid="0104aeb3"/>
    </style:style>
    <style:style style:name="T100" style:family="text">
      <style:text-properties style:text-position="0% 100%" style:font-name="Liberation Serif1" style:text-underline-style="none" officeooo:rsid="00f30964"/>
    </style:style>
    <style:style style:name="T101" style:family="text">
      <style:text-properties style:text-position="0% 100%" style:font-name="Liberation Serif1" fo:font-style="italic" style:text-underline-style="none" officeooo:rsid="00844278" style:font-style-asian="italic" style:font-style-complex="italic"/>
    </style:style>
    <style:style style:name="T102" style:family="text">
      <style:text-properties style:text-position="0% 100%" style:font-name="Liberation Serif1" fo:font-style="italic" style:text-underline-style="none" officeooo:rsid="00b01816" style:font-style-asian="italic" style:font-style-complex="italic"/>
    </style:style>
    <style:style style:name="T103" style:family="text">
      <style:text-properties style:text-position="0% 100%" style:font-name="Liberation Serif1" fo:font-style="italic" style:text-underline-style="none" officeooo:rsid="00b01816" style:font-style-asian="italic" style:font-style-complex="italic" style:text-overline-style="solid" style:text-overline-width="auto" style:text-overline-color="font-color"/>
    </style:style>
    <style:style style:name="T104" style:family="text">
      <style:text-properties style:text-position="0% 100%" style:font-name="Liberation Serif1" fo:font-style="italic" style:text-underline-style="none" officeooo:rsid="01023f50" style:font-style-asian="italic" style:font-style-complex="italic" style:text-overline-style="solid" style:text-overline-width="auto" style:text-overline-color="font-color"/>
    </style:style>
    <style:style style:name="T105" style:family="text">
      <style:text-properties style:text-position="0% 100%" style:font-name="Liberation Serif1" fo:font-style="italic" style:text-underline-style="none" officeooo:rsid="00b0940c" style:font-style-asian="italic" style:font-style-complex="italic"/>
    </style:style>
    <style:style style:name="T106" style:family="text">
      <style:text-properties style:text-position="0% 100%" style:font-name="Liberation Serif1" fo:font-style="normal" style:text-underline-style="none" officeooo:rsid="00844278" style:font-style-asian="normal" style:font-style-complex="normal"/>
    </style:style>
    <style:style style:name="T107" style:family="text">
      <style:text-properties style:text-position="0% 100%" style:text-underline-style="none"/>
    </style:style>
    <style:style style:name="T108" style:family="text">
      <style:text-properties style:text-position="0% 100%" style:text-underline-style="none" officeooo:rsid="00171782"/>
    </style:style>
    <style:style style:name="T109" style:family="text">
      <style:text-properties style:text-position="0% 100%" style:text-underline-style="none" officeooo:rsid="0008ce61"/>
    </style:style>
    <style:style style:name="T110" style:family="text">
      <style:text-properties style:text-position="0% 100%" style:text-underline-style="none" officeooo:rsid="008378b5"/>
    </style:style>
    <style:style style:name="T111" style:family="text">
      <style:text-properties style:text-position="0% 100%" officeooo:rsid="00d90e17"/>
    </style:style>
    <style:style style:name="T112" style:family="text">
      <style:text-properties officeooo:rsid="0008ce61"/>
    </style:style>
    <style:style style:name="T113" style:family="text">
      <style:text-properties officeooo:rsid="002b3487"/>
    </style:style>
    <style:style style:name="T114" style:family="text">
      <style:text-properties officeooo:rsid="0034fffe"/>
    </style:style>
    <style:style style:name="T115" style:family="text">
      <style:text-properties officeooo:rsid="0038a928"/>
    </style:style>
    <style:style style:name="T116" style:family="text">
      <style:text-properties officeooo:rsid="003c135f"/>
    </style:style>
    <style:style style:name="T117" style:family="text">
      <style:text-properties officeooo:rsid="0034fffe" fo:background-color="transparent" loext:char-shading-value="0" style:text-overline-style="solid" style:text-overline-width="auto" style:text-overline-color="font-color" loext:shadow="none"/>
    </style:style>
    <style:style style:name="T118" style:family="text">
      <style:text-properties officeooo:rsid="00b2ce21" fo:background-color="transparent" loext:char-shading-value="0" style:text-overline-style="solid" style:text-overline-width="auto" style:text-overline-color="font-color" loext:shadow="none"/>
    </style:style>
    <style:style style:name="T119" style:family="text">
      <style:text-properties officeooo:rsid="0066ee84"/>
    </style:style>
    <style:style style:name="T120" style:family="text">
      <style:text-properties officeooo:rsid="006d7db7"/>
    </style:style>
    <style:style style:name="T121" style:family="text">
      <style:text-properties officeooo:rsid="00753843"/>
    </style:style>
    <style:style style:name="T122" style:family="text">
      <style:text-properties officeooo:rsid="007a6ebe"/>
    </style:style>
    <style:style style:name="T123" style:family="text">
      <style:text-properties officeooo:rsid="007e85b9"/>
    </style:style>
    <style:style style:name="T124" style:family="text">
      <style:text-properties officeooo:rsid="007ecfbc"/>
    </style:style>
    <style:style style:name="T125" style:family="text">
      <style:text-properties officeooo:rsid="0081a97f"/>
    </style:style>
    <style:style style:name="T126" style:family="text">
      <style:text-properties officeooo:rsid="0005b44f"/>
    </style:style>
    <style:style style:name="T127" style:family="text">
      <style:text-properties style:text-underline-style="none"/>
    </style:style>
    <style:style style:name="T128" style:family="text">
      <style:text-properties style:text-underline-style="none" officeooo:rsid="0081a97f"/>
    </style:style>
    <style:style style:name="T129" style:family="text">
      <style:text-properties style:text-underline-style="none" officeooo:rsid="0005b44f"/>
    </style:style>
    <style:style style:name="T130" style:family="text">
      <style:text-properties style:text-underline-style="none" officeooo:rsid="0008ce61"/>
    </style:style>
    <style:style style:name="T131" style:family="text">
      <style:text-properties style:text-underline-style="none" officeooo:rsid="000f77ec"/>
    </style:style>
    <style:style style:name="T132" style:family="text">
      <style:text-properties style:text-underline-style="none" officeooo:rsid="008378b5"/>
    </style:style>
    <style:style style:name="T133" style:family="text">
      <style:text-properties style:text-underline-style="none" officeooo:rsid="00fd4a5e"/>
    </style:style>
    <style:style style:name="T134" style:family="text">
      <style:text-properties style:text-underline-style="none" officeooo:rsid="00fddc17"/>
    </style:style>
    <style:style style:name="T135" style:family="text">
      <style:text-properties officeooo:rsid="008378b5"/>
    </style:style>
    <style:style style:name="T136" style:family="text">
      <style:text-properties fo:font-weight="normal" officeooo:rsid="00a510ed" style:font-weight-asian="normal" style:font-weight-complex="normal"/>
    </style:style>
    <style:style style:name="T137" style:family="text">
      <style:text-properties fo:font-weight="normal" officeooo:rsid="00f3a03c" style:font-weight-asian="normal" style:font-weight-complex="normal"/>
    </style:style>
    <style:style style:name="T138" style:family="text">
      <style:text-properties fo:font-weight="normal" officeooo:rsid="010024ea" style:font-weight-asian="normal" style:font-weight-complex="normal"/>
    </style:style>
    <style:style style:name="T139" style:family="text">
      <style:text-properties fo:font-weight="normal" officeooo:rsid="0100e605" style:font-weight-asian="normal" style:font-weight-complex="normal"/>
    </style:style>
    <style:style style:name="T140" style:family="text">
      <style:text-properties fo:font-weight="normal" officeooo:rsid="010e4461" style:font-weight-asian="normal" style:font-weight-complex="normal"/>
    </style:style>
    <style:style style:name="T141" style:family="text">
      <style:text-properties fo:font-style="italic" officeooo:rsid="00f6272e" style:font-style-asian="italic" style:font-style-complex="italic"/>
    </style:style>
    <style:style style:name="T142" style:family="text">
      <style:text-properties officeooo:rsid="008a8735"/>
    </style:style>
    <style:style style:name="T143" style:family="text">
      <style:text-properties officeooo:rsid="0092cad3"/>
    </style:style>
    <style:style style:name="T144" style:family="text">
      <style:text-properties officeooo:rsid="009ee20d"/>
    </style:style>
    <style:style style:name="T145" style:family="text">
      <style:text-properties officeooo:rsid="00a612f3"/>
    </style:style>
    <style:style style:name="T146" style:family="text">
      <style:text-properties officeooo:rsid="00aa7f15"/>
    </style:style>
    <style:style style:name="T147" style:family="text">
      <style:text-properties officeooo:rsid="001cf72a" style:text-overline-style="solid" style:text-overline-width="auto" style:text-overline-color="font-color"/>
    </style:style>
    <style:style style:name="T148" style:family="text">
      <style:text-properties officeooo:rsid="00aa7f15" style:text-overline-style="solid" style:text-overline-width="auto" style:text-overline-color="font-color"/>
    </style:style>
    <style:style style:name="T149" style:family="text">
      <style:text-properties officeooo:rsid="0008ce61" style:text-overline-style="solid" style:text-overline-width="auto" style:text-overline-color="font-color"/>
    </style:style>
    <style:style style:name="T150" style:family="text">
      <style:text-properties officeooo:rsid="00c1ad2d" style:text-overline-style="solid" style:text-overline-width="auto" style:text-overline-color="font-color"/>
    </style:style>
    <style:style style:name="T151" style:family="text">
      <style:text-properties officeooo:rsid="00edc9d5" style:text-overline-style="solid" style:text-overline-width="auto" style:text-overline-color="font-color"/>
    </style:style>
    <style:style style:name="T152" style:family="text">
      <style:text-properties officeooo:rsid="00c0d136" style:text-overline-style="solid" style:text-overline-width="auto" style:text-overline-color="font-color"/>
    </style:style>
    <style:style style:name="T153" style:family="text">
      <style:text-properties officeooo:rsid="0112c89b" style:text-overline-style="solid" style:text-overline-width="auto" style:text-overline-color="font-color"/>
    </style:style>
    <style:style style:name="T154" style:family="text">
      <style:text-properties officeooo:rsid="00edc9d5" style:text-overline-style="none" style:text-overline-color="font-color"/>
    </style:style>
    <style:style style:name="T155" style:family="text">
      <style:text-properties officeooo:rsid="002b3487" style:text-overline-style="none" style:text-overline-color="font-color"/>
    </style:style>
    <style:style style:name="T156" style:family="text">
      <style:text-properties officeooo:rsid="00b2ce21"/>
    </style:style>
    <style:style style:name="T157" style:family="text">
      <style:text-properties officeooo:rsid="00bd6744"/>
    </style:style>
    <style:style style:name="T158" style:family="text">
      <style:text-properties officeooo:rsid="00be6b20"/>
    </style:style>
    <style:style style:name="T159" style:family="text">
      <style:text-properties officeooo:rsid="00c0d136"/>
    </style:style>
    <style:style style:name="T160" style:family="text">
      <style:text-properties officeooo:rsid="001cf72a"/>
    </style:style>
    <style:style style:name="T161" style:family="text">
      <style:text-properties officeooo:rsid="00c1ad2d"/>
    </style:style>
    <style:style style:name="T162" style:family="text">
      <style:text-properties officeooo:rsid="00c46277"/>
    </style:style>
    <style:style style:name="T163" style:family="text">
      <style:text-properties officeooo:rsid="00d5f680"/>
    </style:style>
    <style:style style:name="T164" style:family="text">
      <style:text-properties officeooo:rsid="00e69d42"/>
    </style:style>
    <style:style style:name="T165" style:family="text">
      <style:text-properties officeooo:rsid="00e84a7f"/>
    </style:style>
    <style:style style:name="T166" style:family="text">
      <style:text-properties officeooo:rsid="00edc9d5"/>
    </style:style>
    <style:style style:name="T167" style:family="text">
      <style:text-properties officeooo:rsid="00f30964"/>
    </style:style>
    <style:style style:name="T168" style:family="text">
      <style:text-properties officeooo:rsid="00f3a03c"/>
    </style:style>
    <style:style style:name="T169" style:family="text">
      <style:text-properties officeooo:rsid="00f3ca4c"/>
    </style:style>
    <style:style style:name="T170" style:family="text">
      <style:text-properties officeooo:rsid="00f6272e"/>
    </style:style>
    <style:style style:name="T171" style:family="text">
      <style:text-properties officeooo:rsid="0104aeb3"/>
    </style:style>
    <style:style style:name="T172" style:family="text">
      <style:text-properties officeooo:rsid="01094725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1.369cm" fo:min-width="0.1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vertical-align="middle" draw:auto-grow-height="false" fo:min-height="1.106cm" fo:min-width="0.19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5">c</text:span>d ::= <text:span text:style-name="T114">class C extends D { </text:span><text:span text:style-name="T117">fd</text:span><text:span text:style-name="T114">; kd </text:span><text:span text:style-name="T117">md </text:span><text:span text:style-name="T114">} <text:s text:c="58"/>class</text:span></text:p>
      <text:p text:style-name="P1">fd ::<text:span text:style-name="T115">= t C f <text:s text:c="103"/>field</text:span></text:p>
      <text:p text:style-name="P6">kd ::= q C ( <text:span text:style-name="T157">t C g, </text:span>t <text:span text:style-name="T156">C </text:span>f ) { <text:span text:style-name="T157">super(g); </text:span>this.f = f; }; <text:s text:c="38"/><text:span text:style-name="T116">constructor</text:span></text:p>
      <text:p text:style-name="P6">md ::= t <text:span text:style-name="T156">C </text:span>m ( t <text:span text:style-name="T156">C </text:span>this, t <text:span text:style-name="T156">C </text:span>x ) { <text:span text:style-name="T117">t </text:span><text:span text:style-name="T118">C </text:span><text:span text:style-name="T117">y</text:span> s; return <text:span text:style-name="T166">z</text:span> } <text:s text:c="32"/><text:span text:style-name="T116">instance method</text:span></text:p>
      <text:p text:style-name="P27">e ::= x | x.f <text:s text:c="98"/>expression</text:p>
      <text:p text:style-name="P22">s ::= x = <text:span text:style-name="T123">e</text:span> | x.f = y | x = y.m(z) <text:span text:style-name="T123">| super(g) | </text:span>x = new t() <text:span text:style-name="T123">| </text:span>s;s <text:s text:c="23"/><text:span text:style-name="T116">statement</text:span></text:p>
      <text:p text:style-name="P6">t ::= <text:span text:style-name="T120">k </text:span>q <text:s text:c="101"/><text:span text:style-name="T116">qualifier type</text:span></text:p>
      <text:p text:style-name="P24">k ::= initilized | underinitialized | anyinitialized <text:s text:c="30"/><text:span text:style-name="T124">initializatioin qualifier</text:span></text:p>
      <text:p text:style-name="P23">q ::= readonly | polyimmutable | mutable | immutable <text:s text:c="21"/><text:span text:style-name="T119">immutability qualifier</text:span></text:p>
      <text:p text:style-name="P33"><text:span text:style-name="T47"/></text:p>
      <text:p text:style-name="P64"><text:span text:style-name="T127">Each class has only one constructor. </text:span><text:span text:style-name="T134">But i</text:span><text:span text:style-name="T133">t doesn’t affect the generality. </text:span></text:p>
      <text:p text:style-name="P64"><text:span text:style-name="T127"/></text:p>
      <text:p text:style-name="P40">Type Hierarchy</text:p>
      <text:p text:style-name="P6"/>
      <text:p text:style-name="P6"><text:tab/> <text:s text:c="17"/>readonly</text:p>
      <text:p text:style-name="P6"><text:tab/> <text:s text:c="12"/>/ <text:s text:c="10"/>| <text:s text:c="9"/>\</text:p>
      <text:p text:style-name="P6"><text:tab/>mutable polyimmutable <text:s/>immutable</text:p>
      <text:p text:style-name="P21"><text:span text:style-name="T121"><text:s text:c="10"/>(default)</text:span> <text:s text:c="6"/></text:p>
      <text:p text:style-name="P21"><text:s text:c="8"/></text:p>
      <text:p text:style-name="P20"><text:s text:c="25"/><text:span text:style-name="T119">anyinitialized</text:span></text:p>
      <text:p text:style-name="P20"><text:tab/> <text:s text:c="14"/>/ <text:s text:c="20"/>\</text:p>
      <text:p text:style-name="P20"><text:tab/> <text:s text:c="2"/><text:span text:style-name="T119">underinitialized</text:span> <text:s text:c="5"/><text:span text:style-name="T119">initialized</text:span></text:p>
      <text:p text:style-name="P20"><text:s text:c="46"/><text:span text:style-name="T121">(default)</text:span></text:p>
      <text:p text:style-name="P20"/>
      <text:p text:style-name="P39"><draw:frame draw:style-name="fr1" draw:name="Object1" text:anchor-type="paragraph" svg:width="16.522cm" svg:height="2.711cm" draw:z-index="4"><draw:object xlink:href="./Object 1" xlink:type="simple" xlink:show="embed" xlink:actuate="onLoad"/><draw:image xlink:href="./ObjectReplacements/Object 1" xlink:type="simple" xlink:show="embed" xlink:actuate="onLoad"/></draw:frame>Figure 1 <text:span text:style-name="T168">Combination of qulifiers. </text:span><text:span text:style-name="T137">Two qualifier hierarchies are orthogonal. If an object is under initialization, its immutability guarantee is not satisfied. So </text:span><text:span text:style-name="T138">even </text:span><text:span text:style-name="T137">immutable and polyimmutable objects can also be modifed when under initialization. </text:span><text:span text:style-name="T136">We don’t have readonly objects, so there is no need to initialize readonly objects. Therefore, readonly </text:span><text:span text:style-name="T137">doesn’t have such exception </text:span><text:span text:style-name="T140">when </text:span><text:span text:style-name="T139">under initialization</text:span><text:span text:style-name="T136">.</text:span></text:p>
      <text:p text:style-name="P32"/>
      <text:p text:style-name="P35">Subtype relations:</text:p>
      <text:p text:style-name="P34">k<text:span text:style-name="T14">1</text:span> q<text:span text:style-name="T14">1 </text:span><text:span text:style-name="T59">&lt;: k</text:span><text:span text:style-name="T14">2 </text:span><text:span text:style-name="T59">q</text:span><text:span text:style-name="T14">2 </text:span><text:span text:style-name="T59">&lt;=&gt; k</text:span><text:span text:style-name="T14">1</text:span><text:span text:style-name="T59"> &lt;: k</text:span><text:span text:style-name="T14">2</text:span><text:span text:style-name="T59"> </text:span><text:span text:style-name="T108">∧ </text:span><text:span text:style-name="T107">q</text:span><text:span text:style-name="T47">1</text:span><text:span text:style-name="T107"> &lt;: q</text:span><text:span text:style-name="T47">2</text:span></text:p>
      <text:p text:style-name="P34"><text:span text:style-name="T47"/></text:p>
      <text:p text:style-name="P41"/>
      <text:p text:style-name="P41"/>
      <text:p text:style-name="P41"/>
      <text:p text:style-name="P41"/>
      <text:p text:style-name="P41"><text:soft-page-break/>Helper Functions</text:p>
      <text:p text:style-name="P4"/>
      <text:p text:style-name="P4"><text:s text:c="8"/>q C f</text:p>
      <text:p text:style-name="P2"><draw:line text:anchor-type="paragraph" draw:z-index="1" draw:name="Shape1" draw:style-name="gr1" draw:text-style-name="P86" svg:x1="0.169cm" svg:y1="0.272cm" svg:x2="3.476cm" svg:y2="0.298cm"><text:p/></draw:line> <text:s text:c="33"/><text:span text:style-name="T145">No initialization modifier on field declarations</text:span></text:p>
      <text:p text:style-name="P4"><text:s text:c="4"/><text:span text:style-name="T122">fT</text:span>ype(f) = q</text:p>
      <text:p text:style-name="P43"/>
      <text:p text:style-name="P46">cBody(c) returns constructor body of c.</text:p>
      <text:p text:style-name="P46">mBody(m) returns method body of m.</text:p>
      <text:p text:style-name="P42"/>
      <text:p text:style-name="P42">Viewpoint Adaptation Rules</text:p>
      <text:p text:style-name="P7"/>
      <text:p text:style-name="P7">_ <text:span text:style-name="T109">⊳ </text:span><text:span text:style-name="T107">mutable = mutable</text:span></text:p>
      <text:p text:style-name="P7"><text:span text:style-name="T107">_ </text:span><text:span text:style-name="T109">⊳ </text:span><text:span text:style-name="T107">readonly = readonly</text:span></text:p>
      <text:p text:style-name="P7"><text:span text:style-name="T107">_ </text:span><text:span text:style-name="T109">⊳ </text:span><text:span text:style-name="T107">immutable = immutable</text:span></text:p>
      <text:p text:style-name="P7"><text:span text:style-name="T107">q </text:span><text:span text:style-name="T109">⊳ </text:span><text:span text:style-name="T107">polyimmutable = q</text:span></text:p>
      <text:p text:style-name="P5"/>
      <text:p text:style-name="P44">Special Rules</text:p>
      <text:p text:style-name="P8"/>
      <text:list xml:id="list9188429343831476892" text:style-name="L1">
        <text:list-item>
          <text:p text:style-name="P18">Forbid mutable and readonly on fields</text:p>
        </text:list-item>
        <text:list-item>
          <text:p text:style-name="P18">Forbid readonly constructor return type</text:p>
        </text:list-item>
        <text:list-item>
          <text:p text:style-name="P18">In constructor, q<text:span text:style-name="T14">this </text:span><text:span text:style-name="T59">= q</text:span><text:span text:style-name="T14">ret</text:span></text:p>
        </text:list-item>
        <text:list-item>
          <text:p text:style-name="P26"><text:span text:style-name="T59">Does not allow initialization modifier on fields </text:span><text:span text:style-name="T111">and constructor return types</text:span></text:p>
        </text:list-item>
      </text:list>
      <text:p text:style-name="P5"/>
      <text:p text:style-name="P45">Typing Rules</text:p>
      <text:p text:style-name="P5"/>
      <text:p text:style-name="P5"/>
      <text:p text:style-name="P29"><text:s text:c="5"/>x <text:span text:style-name="T125">∈ </text:span><text:span text:style-name="T128">Γ</text:span></text:p>
      <text:p text:style-name="P29"><draw:line text:anchor-type="paragraph" draw:z-index="5" draw:name="Shape1" draw:style-name="gr1" draw:text-style-name="P86" svg:x1="-0.254cm" svg:y1="0.363cm" svg:x2="2.468cm" svg:y2="0.363cm"><text:p/></draw:line><text:span text:style-name="T128"> <text:s text:c="22"/>(T-VAR)</text:span></text:p>
      <text:p text:style-name="P29"><text:span text:style-name="T128">Γ </text:span><text:span text:style-name="T130">⊢</text:span><text:span text:style-name="T129"> x : </text:span><text:span text:style-name="T128">Γ(x)</text:span></text:p>
      <text:p text:style-name="P30"/>
      <text:p text:style-name="P30"/>
      <text:p text:style-name="P48"><text:span text:style-name="T1">Γ(x) = </text:span><text:span text:style-name="T5">k</text:span><text:span text:style-name="T21">x </text:span><text:span text:style-name="T1">q</text:span><text:span text:style-name="T15">x <text:s text:c="7"/></text:span><text:span text:style-name="T61">f</text:span><text:span text:style-name="T71">Type</text:span><text:span text:style-name="T61">(f) = q</text:span><text:span text:style-name="T16">f</text:span><text:span text:style-name="T61"> </text:span><text:span text:style-name="T15"><text:s text:c="8"/></text:span><text:span text:style-name="T72">q = </text:span><text:span text:style-name="T60">q</text:span><text:span text:style-name="T22">x</text:span><text:span text:style-name="T15"> </text:span><text:span text:style-name="T61">⊳ q</text:span><text:span text:style-name="T16">f </text:span></text:p>
      <text:p text:style-name="P48"><text:span text:style-name="T16"/></text:p>
      <text:p text:style-name="P85"><draw:custom-shape text:anchor-type="paragraph" draw:z-index="7" draw:name="Shape2" draw:style-name="gr2" draw:text-style-name="P87" svg:width="0.53cm" svg:height="1.444cm" svg:x="0.88cm" svg:y="0.141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6"> <text:s text:c="11"/>initialized <text:s text:c="15"/></text:span><text:span text:style-name="T13">if k</text:span><text:span text:style-name="T43">x</text:span><text:span text:style-name="T13"> = initialized</text:span></text:p>
      <text:p text:style-name="P84"><text:span text:style-name="T1">k = <text:s/></text:span></text:p>
      <text:p text:style-name="P62"><text:span text:style-name="T101"><text:s text:c="12"/></text:span><text:span text:style-name="T106">anyinitialized <text:s text:c="9"/></text:span><text:span text:style-name="T101">otherwise</text:span><text:span text:style-name="T73"> </text:span></text:p>
      <text:p text:style-name="P66"><draw:line text:anchor-type="paragraph" draw:z-index="6" draw:name="Shape1" draw:style-name="gr1" draw:text-style-name="P86" svg:x1="-0.302cm" svg:y1="0.364cm" svg:x2="12.345cm" svg:y2="0.36cm"><text:p/></draw:line> <text:s text:c="118"/>( T-<text:span text:style-name="T135">FLD</text:span> )</text:p>
      <text:p text:style-name="P31"><text:span text:style-name="T127"><text:s text:c="32"/>Γ </text:span><text:span text:style-name="T130">⊢</text:span><text:span text:style-name="T127"> </text:span><text:span text:style-name="T132">x</text:span><text:span text:style-name="T131">.f : </text:span><text:span text:style-name="T132">k</text:span><text:span text:style-name="T48"> </text:span><text:span text:style-name="T110">q</text:span></text:p>
      <text:p text:style-name="P38"/>
      <text:p text:style-name="P38"/>
      <text:p text:style-name="P38">Figure 2 Expression typing</text:p>
      <text:p text:style-name="P38"><text:soft-page-break/></text:p>
      <text:p text:style-name="P38"/>
      <text:p text:style-name="P53"><text:span text:style-name="T1"><text:tab/><text:tab/>Γ </text:span><text:span text:style-name="T3">⊢ </text:span><text:span text:style-name="T7">e</text:span><text:span text:style-name="T1"> = </text:span><text:span text:style-name="T8">t</text:span><text:span text:style-name="T23">e</text:span><text:span text:style-name="T15"> <text:s text:c="8"/></text:span><text:span text:style-name="T77">t</text:span><text:span text:style-name="T23">e</text:span><text:span text:style-name="T15"> <text:s/></text:span><text:span text:style-name="T70">&lt;: </text:span><text:span text:style-name="T15"><text:s/></text:span><text:span text:style-name="T60">Γ(x) <text:s/></text:span></text:p>
      <text:p text:style-name="P11"><draw:line text:anchor-type="paragraph" draw:z-index="8" draw:name="Shape1" draw:style-name="gr1" draw:text-style-name="P86" svg:x1="-0.254cm" svg:y1="0.364cm" svg:x2="10.31cm" svg:y2="0.355cm"><text:p/></draw:line> <text:s text:c="118"/>( T-VAR<text:span text:style-name="T123">ASS</text:span> )</text:p>
      <text:p text:style-name="P9"><text:s text:c="30"/>Γ <text:span text:style-name="T112">⊢</text:span> x = <text:span text:style-name="T142">e</text:span></text:p>
      <text:p text:style-name="P36"/>
      <text:p text:style-name="P36"/>
      <text:p text:style-name="P36"/>
      <text:p text:style-name="P36"/>
      <text:p text:style-name="P49"><text:span text:style-name="T1">Γ(x) = <text:s/></text:span><text:span text:style-name="T5">k</text:span><text:span text:style-name="T21">x </text:span><text:span text:style-name="T1">q</text:span><text:span text:style-name="T15">x <text:s text:c="7"/></text:span><text:span text:style-name="T60">Γ(y) = <text:s/></text:span><text:span text:style-name="T69">k</text:span><text:span text:style-name="T24">y</text:span><text:span text:style-name="T21"> </text:span><text:span text:style-name="T60">q</text:span><text:span text:style-name="T15">y <text:s text:c="8"/></text:span><text:span text:style-name="T61">typeof(f) = q</text:span><text:span text:style-name="T16">f</text:span><text:span text:style-name="T61"> </text:span><text:span text:style-name="T16"><text:s/></text:span></text:p>
      <text:p text:style-name="P51"><text:span text:style-name="T60">q</text:span><text:span text:style-name="T15">x</text:span><text:span text:style-name="T60"> <text:s/></text:span><text:span text:style-name="T75">= <text:s text:c="2"/></text:span><text:span text:style-name="T62">mutable </text:span></text:p>
      <text:p text:style-name="P51"><text:span text:style-name="T62"><text:tab/>∨ </text:span><text:span text:style-name="T75">(</text:span><text:span text:style-name="T74">k</text:span><text:span text:style-name="T25">x</text:span><text:span text:style-name="T74"> =</text:span><text:span text:style-name="T63"> </text:span><text:span text:style-name="T74">underinitialized <text:s/></text:span><text:span text:style-name="T63">∧ </text:span><text:span text:style-name="T75">q</text:span><text:span text:style-name="T26">x</text:span><text:span text:style-name="T75"> = </text:span><text:span text:style-name="T74">immutable</text:span><text:span text:style-name="T75">) // </text:span><text:span text:style-name="T76">Didn’t restrict x = “this”</text:span></text:p>
      <text:p text:style-name="P52"><text:span text:style-name="T75"><text:tab/></text:span><text:span text:style-name="T62">∨ </text:span><text:span text:style-name="T75">(</text:span><text:span text:style-name="T74">k</text:span><text:span text:style-name="T25">x</text:span><text:span text:style-name="T74"> =</text:span><text:span text:style-name="T63"> </text:span><text:span text:style-name="T74">underinitialized <text:s/></text:span><text:span text:style-name="T63">∧ </text:span><text:span text:style-name="T75">q</text:span><text:span text:style-name="T26">x</text:span><text:span text:style-name="T75"> = </text:span><text:span text:style-name="T74">polyimmutable</text:span><text:span text:style-name="T75">) // </text:span><text:span text:style-name="T76">Didn’t restrict x = “this”</text:span></text:p>
      <text:p text:style-name="P51"><text:span text:style-name="T75">q</text:span><text:span text:style-name="T26">y <text:s/></text:span><text:span text:style-name="T75">&lt;: q</text:span><text:span text:style-name="T26">x .</text:span><text:span text:style-name="T61">⊳ q</text:span><text:span text:style-name="T16">f</text:span></text:p>
      <text:p text:style-name="P50"><text:span text:style-name="T74">k</text:span><text:span text:style-name="T25">x</text:span><text:span text:style-name="T74"> =</text:span><text:span text:style-name="T63"> </text:span><text:span text:style-name="T74">underinitialized </text:span><text:span text:style-name="T62">∨ </text:span><text:span text:style-name="T75">k</text:span><text:span text:style-name="T26">y</text:span><text:span text:style-name="T75"> = initialized</text:span></text:p>
      <text:p text:style-name="P67"><draw:line text:anchor-type="paragraph" draw:z-index="0" draw:name="Shape1" draw:style-name="gr1" draw:text-style-name="P86" svg:x1="-0.254cm" svg:y1="0.483cm" svg:x2="14.43cm" svg:y2="0.483cm"><text:p/></draw:line> <text:s text:c="119"/></text:p>
      <text:p text:style-name="P67"><text:tab/><text:tab/><text:tab/><text:tab/><text:tab/><text:tab/><text:tab/><text:tab/><text:tab/><text:tab/> <text:s text:c="18"/>( T-<text:span text:style-name="T123">FLDASS</text:span>) </text:p>
      <text:p text:style-name="P16"><text:span text:style-name="T2"><text:s text:c="30"/><text:tab/><text:tab/><text:tab/>Γ </text:span><text:span text:style-name="T3">⊢</text:span><text:span text:style-name="T2"> x.</text:span><text:span text:style-name="T1">f</text:span><text:span text:style-name="T2"> = </text:span><text:span text:style-name="T4">y <text:s text:c="37"/></text:span></text:p>
      <text:p text:style-name="P10"/>
      <text:p text:style-name="P10"/>
      <text:p text:style-name="P10"/>
      <text:p text:style-name="P10"/>
      <text:p text:style-name="P10"/>
      <text:p text:style-name="P54"><text:span text:style-name="T1">Γ(x) = </text:span><text:span text:style-name="T5">k</text:span><text:span text:style-name="T21">x <text:s/></text:span><text:span text:style-name="T1">q</text:span><text:span text:style-name="T15">x <text:s text:c="9"/></text:span><text:span text:style-name="T1">Γ(y) = </text:span><text:span text:style-name="T69">k</text:span><text:span text:style-name="T24">y</text:span><text:span text:style-name="T1"> q</text:span><text:span text:style-name="T15">y <text:s text:c="7"/></text:span><text:span text:style-name="T60">Γ(</text:span><text:span text:style-name="T85">z</text:span><text:span text:style-name="T60">) = </text:span><text:span text:style-name="T85">k</text:span><text:span text:style-name="T27">z</text:span><text:span text:style-name="T24"> </text:span><text:span text:style-name="T85">q</text:span><text:span text:style-name="T17">z</text:span><text:span text:style-name="T64"> </text:span><text:span text:style-name="T15"><text:s text:c="6"/></text:span><text:span text:style-name="T61">typeof(</text:span><text:span text:style-name="T64">m</text:span><text:span text:style-name="T61">) = </text:span><text:span text:style-name="T78">k</text:span><text:span text:style-name="T28">this</text:span><text:span text:style-name="T78"> </text:span><text:span text:style-name="T61">q</text:span><text:span text:style-name="T17">this</text:span><text:span text:style-name="T64">, </text:span><text:span text:style-name="T85">k</text:span><text:span text:style-name="T28">p</text:span><text:span text:style-name="T78"> </text:span><text:span text:style-name="T85">q</text:span><text:span text:style-name="T17">p</text:span><text:span text:style-name="T64"> →</text:span><text:span text:style-name="T78">k</text:span><text:span text:style-name="T28">ret</text:span><text:span text:style-name="T78"> </text:span><text:span text:style-name="T64">q</text:span><text:span text:style-name="T17">ret</text:span><text:span text:style-name="T61"> </text:span><text:span text:style-name="T15"><text:s text:c="2"/></text:span></text:p>
      <text:p text:style-name="P54"><text:span text:style-name="T79">k</text:span><text:span text:style-name="T29">y <text:s/></text:span><text:span text:style-name="T79">&lt;: k</text:span><text:span text:style-name="T29">this <text:s text:c="4"/></text:span><text:span text:style-name="T15"><text:s text:c="12"/></text:span><text:span text:style-name="T85">k</text:span><text:span text:style-name="T29">z <text:s/></text:span><text:span text:style-name="T79">&lt;: </text:span><text:span text:style-name="T85">k</text:span><text:span text:style-name="T29">p <text:s text:c="15"/></text:span><text:span text:style-name="T15"><text:s/></text:span><text:span text:style-name="T79">k</text:span><text:span text:style-name="T29">ret <text:s/></text:span><text:span text:style-name="T79">&lt;: k</text:span><text:span text:style-name="T29">x</text:span></text:p>
      <text:p text:style-name="P13"><text:span text:style-name="T15"><text:s/></text:span><text:span text:style-name="T60">q</text:span><text:span text:style-name="T15">y </text:span><text:span text:style-name="T60">&lt;:</text:span><text:span text:style-name="T15"> </text:span><text:span text:style-name="T61"><text:s/>q</text:span><text:span text:style-name="T17">x </text:span><text:span text:style-name="T61">⊳</text:span><text:span text:style-name="T60"> q</text:span><text:span text:style-name="T17">this <text:s text:c="25"/></text:span><text:span text:style-name="T85">q</text:span><text:span text:style-name="T17">z</text:span><text:span text:style-name="T15"> </text:span><text:span text:style-name="T60">&lt;:</text:span><text:span text:style-name="T15"> </text:span><text:span text:style-name="T61"><text:s/>q</text:span><text:span text:style-name="T17">x </text:span><text:span text:style-name="T61">⊳</text:span><text:span text:style-name="T60"> </text:span><text:span text:style-name="T85">q</text:span><text:span text:style-name="T17">p <text:s text:c="20"/></text:span><text:span text:style-name="T60">q</text:span><text:span text:style-name="T18">x</text:span><text:span text:style-name="T15"> <text:s/></text:span><text:span text:style-name="T61">⊳ q</text:span><text:span text:style-name="T18">ret</text:span><text:span text:style-name="T16"> </text:span><text:span text:style-name="T60">&lt;: q</text:span><text:span text:style-name="T15">x</text:span></text:p>
      <text:p text:style-name="P12"><draw:line text:anchor-type="paragraph" draw:z-index="2" draw:name="Shape1" draw:style-name="gr1" draw:text-style-name="P86" svg:x1="-0.254cm" svg:y1="0.483cm" svg:x2="14.642cm" svg:y2="0.483cm"><text:p/></draw:line> <text:s text:c="120"/>( T-<text:span text:style-name="T143">CALL</text:span> )</text:p>
      <text:p text:style-name="P17"><text:span text:style-name="T66"><text:s text:c="42"/>Γ </text:span><text:span text:style-name="T61">⊢</text:span><text:span text:style-name="T66"> x = </text:span><text:span text:style-name="T67">y.</text:span><text:span text:style-name="T64">m(</text:span><text:span text:style-name="T85">z</text:span><text:span text:style-name="T64">)</text:span></text:p>
      <text:p text:style-name="P65"/>
      <text:p text:style-name="P65"/>
      <text:p text:style-name="P65"/>
      <text:p text:style-name="P65"/>
      <text:p text:style-name="P65"/>
      <text:p text:style-name="P47"><text:span text:style-name="T99">c in C <text:s text:c="9"/>C &lt;: D <text:s text:c="7"/></text:span><text:span text:style-name="T61">typeof(</text:span><text:span text:style-name="T93">D</text:span><text:span text:style-name="T61">) = </text:span><text:span text:style-name="T82">k</text:span><text:span text:style-name="T30">p-</text:span><text:span text:style-name="T39">D</text:span><text:span text:style-name="T61"> </text:span><text:span text:style-name="T83">q</text:span><text:span text:style-name="T31">p-</text:span><text:span text:style-name="T32">D</text:span><text:span text:style-name="T65"> </text:span><text:span text:style-name="T64">→ q</text:span><text:span text:style-name="T17">ret-</text:span><text:span text:style-name="T35">D</text:span><text:span text:style-name="T61"> </text:span><text:span text:style-name="T42"><text:s text:c="11"/></text:span><text:span text:style-name="T61">typeof(</text:span><text:span text:style-name="T65">C</text:span><text:span text:style-name="T61">) = </text:span><text:span text:style-name="T82">_ _</text:span><text:span text:style-name="T65"> <text:s text:c="3"/></text:span><text:span text:style-name="T64">→q</text:span><text:span text:style-name="T17">ret-</text:span><text:span text:style-name="T35">C</text:span></text:p>
      <text:p text:style-name="P60"><text:span text:style-name="T93">Γ(</text:span><text:span text:style-name="T95">z</text:span><text:span text:style-name="T93">) = </text:span><text:span text:style-name="T80">k</text:span><text:span text:style-name="T37">z</text:span><text:span text:style-name="T80"> </text:span><text:span text:style-name="T93">q</text:span><text:span text:style-name="T37">z <text:s text:c="10"/></text:span><text:span text:style-name="T64">q</text:span><text:span text:style-name="T17">ret-</text:span><text:span text:style-name="T35">C </text:span><text:span text:style-name="T94">&lt;:</text:span><text:span text:style-name="T36"> <text:s/></text:span><text:span text:style-name="T64">q</text:span><text:span text:style-name="T17">ret-</text:span><text:span text:style-name="T35">C </text:span><text:span text:style-name="T61">⊳ </text:span><text:span text:style-name="T64">q</text:span><text:span text:style-name="T17">ret-</text:span><text:span text:style-name="T35">D <text:s text:c="7"/></text:span><text:span text:style-name="T86">q</text:span><text:span text:style-name="T37">z</text:span><text:span text:style-name="T95"> &lt;: </text:span><text:span text:style-name="T64">q</text:span><text:span text:style-name="T17">ret-</text:span><text:span text:style-name="T35">C </text:span><text:span text:style-name="T61">⊳ </text:span><text:span text:style-name="T86">q</text:span><text:span text:style-name="T37">p-</text:span><text:span text:style-name="T39">D</text:span><text:span text:style-name="T37"> <text:s text:c="6"/></text:span><text:span text:style-name="T87">k</text:span><text:span text:style-name="T38">z</text:span><text:span text:style-name="T96"> &lt;: </text:span><text:span text:style-name="T87">k</text:span><text:span text:style-name="T38">p-</text:span><text:span text:style-name="T39">D</text:span></text:p>
      <text:p text:style-name="P72"><draw:line text:anchor-type="paragraph" draw:z-index="13" draw:name="Shape1" draw:style-name="gr1" draw:text-style-name="P86" svg:x1="-0.254cm" svg:y1="0.483cm" svg:x2="14.642cm" svg:y2="0.483cm"><text:p/></draw:line> <text:s text:c="120"/>( T-<text:span text:style-name="T163">SUPER</text:span>)</text:p>
      <text:p text:style-name="P80"><text:span text:style-name="T126"><text:s text:c="42"/>Γ ⊢ super(</text:span><text:span text:style-name="T147">z</text:span><text:span text:style-name="T160">) in c</text:span></text:p>
      <text:p text:style-name="P80"/>
      <text:p text:style-name="P80"/>
      <text:p text:style-name="P80"/>
      <text:p text:style-name="P80"/>
      <text:p text:style-name="P80"/>
      <text:p text:style-name="P14"><text:soft-page-break/><text:span text:style-name="T1"><text:s text:c="3"/>Γ(x) = </text:span><text:span text:style-name="T9">k</text:span><text:span text:style-name="T30">x</text:span><text:span text:style-name="T9"> </text:span><text:span text:style-name="T1">q</text:span><text:span text:style-name="T15">x <text:s text:c="7"/></text:span><text:span text:style-name="T60">Γ(</text:span><text:span text:style-name="T81">y</text:span><text:span text:style-name="T60">) = </text:span><text:span text:style-name="T82">k</text:span><text:span text:style-name="T30">y</text:span><text:span text:style-name="T80"> </text:span><text:span text:style-name="T81">q</text:span><text:span text:style-name="T15">y <text:s text:c="8"/></text:span><text:span text:style-name="T61">typeof(</text:span><text:span text:style-name="T65">C</text:span><text:span text:style-name="T61">) = </text:span><text:span text:style-name="T88">k</text:span><text:span text:style-name="T40">p</text:span><text:span text:style-name="T97"> </text:span><text:span text:style-name="T83">q</text:span><text:span text:style-name="T31">p</text:span><text:span text:style-name="T65"> </text:span><text:span text:style-name="T64">→q</text:span><text:span text:style-name="T17">ret</text:span><text:span text:style-name="T61"> <text:s/></text:span><text:span text:style-name="T15"><text:s text:c="3"/></text:span></text:p>
      <text:p text:style-name="P14"><text:span text:style-name="T15"><text:s text:c="6"/></text:span><text:span text:style-name="T81">q</text:span><text:span text:style-name="T15">y <text:s/></text:span><text:span text:style-name="T60">&lt;: q</text:span><text:span text:style-name="T15"> </text:span><text:span text:style-name="T61">⊳ </text:span><text:span text:style-name="T83">q</text:span><text:span text:style-name="T19">P</text:span><text:span text:style-name="T16"> <text:s text:c="8"/></text:span><text:span text:style-name="T60">q</text:span><text:span text:style-name="T15"> <text:s/></text:span><text:span text:style-name="T60">&lt;: q</text:span><text:span text:style-name="T15"> </text:span><text:span text:style-name="T61">⊳ q</text:span><text:span text:style-name="T19">ret <text:s text:c="6"/></text:span><text:span text:style-name="T60">q </text:span><text:span text:style-name="T15"><text:s/></text:span><text:span text:style-name="T62">= mutable</text:span><text:span text:style-name="T60"> </text:span><text:span text:style-name="T62">∨</text:span><text:span text:style-name="T63"> </text:span><text:span text:style-name="T89">q = </text:span><text:span text:style-name="T65">immutable</text:span></text:p>
      <text:p text:style-name="P14"><text:span text:style-name="T65"><text:s text:c="4"/></text:span><text:span text:style-name="T98">k</text:span><text:span text:style-name="T41">y</text:span><text:span text:style-name="T98"> &lt;: k</text:span><text:span text:style-name="T41">p</text:span></text:p>
      <text:p text:style-name="P56"><draw:custom-shape text:anchor-type="paragraph" draw:z-index="9" draw:name="Shape2" draw:style-name="gr3" draw:text-style-name="P87" svg:width="0.53cm" svg:height="1.167cm" svg:x="5.978cm" svg:y="0.24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65"><text:tab/> <text:s text:c="45"/></text:span><text:span text:style-name="T90">initialized <text:s text:c="4"/></text:span><text:span text:style-name="T33"><text:s/></text:span><text:span text:style-name="T102">if </text:span><text:span text:style-name="T103">k</text:span><text:span text:style-name="T46">p</text:span><text:span text:style-name="T44"> </text:span><text:span text:style-name="T102">= initialized</text:span></text:p>
      <text:p text:style-name="P56"><text:span text:style-name="T65"><text:tab/></text:span><text:span text:style-name="T68">q <text:s/>&lt;: <text:s/>q</text:span><text:span text:style-name="T20">x </text:span><text:span text:style-name="T33"><text:s/></text:span><text:span text:style-name="T90"><text:s text:c="2"/>k &lt;: k</text:span><text:span text:style-name="T33">x <text:s text:c="9"/></text:span><text:span text:style-name="T90">k =</text:span></text:p>
      <text:p text:style-name="P15"><text:span text:style-name="T20"><text:tab/><text:tab/><text:tab/><text:tab/><text:tab/> <text:s text:c="9"/></text:span><text:span text:style-name="T91">underinitialized <text:s text:c="3"/></text:span><text:span text:style-name="T105">otherwise</text:span></text:p>
      <text:p text:style-name="P15"><draw:line text:anchor-type="paragraph" draw:z-index="3" draw:name="Shape1" draw:style-name="gr1" draw:text-style-name="P86" svg:x1="-0.307cm" svg:y1="0.043cm" svg:x2="14.518cm" svg:y2="0.018cm"><text:p/></draw:line><text:span text:style-name="T20"> <text:s text:c="207"/></text:span><text:span text:style-name="T68"><text:s text:c="2"/></text:span><text:span text:style-name="T90">(T-NEW)</text:span></text:p>
      <text:p text:style-name="P57"><text:span text:style-name="T60"><text:s text:c="38"/>Γ </text:span><text:span text:style-name="T61">⊢</text:span><text:span text:style-name="T60"> x </text:span><text:span text:style-name="T65">= new q C(</text:span><text:span text:style-name="T84">y</text:span><text:span text:style-name="T65">)</text:span><text:span text:style-name="T67"> <text:s text:c="34"/></text:span></text:p>
      <text:p text:style-name="P73"/>
      <text:p text:style-name="P73"/>
      <text:p text:style-name="P73"/>
      <text:p text:style-name="P58"><text:span text:style-name="T1"><text:tab/><text:tab/> <text:s text:c="3"/>Γ </text:span><text:span text:style-name="T3">⊢ </text:span><text:span text:style-name="T10">s</text:span><text:span text:style-name="T34">1</text:span><text:span text:style-name="T15"> <text:s text:c="7"/></text:span><text:span text:style-name="T60">Γ </text:span><text:span text:style-name="T61">⊢ </text:span><text:span text:style-name="T92">s</text:span><text:span text:style-name="T34">2</text:span><text:span text:style-name="T60"> </text:span><text:span text:style-name="T15"><text:s/></text:span></text:p>
      <text:p text:style-name="P69"><draw:line text:anchor-type="paragraph" draw:z-index="11" draw:name="Shape1" draw:style-name="gr1" draw:text-style-name="P86" svg:x1="-0.254cm" svg:y1="0.364cm" svg:x2="10.31cm" svg:y2="0.355cm"><text:p/></draw:line> <text:s text:c="122"/>(T-<text:span text:style-name="T158">SEQ</text:span> )</text:p>
      <text:p text:style-name="P69"><text:s text:c="30"/>Γ <text:span text:style-name="T112">⊢</text:span> <text:span text:style-name="T158">s</text:span><text:span text:style-name="T49">1</text:span><text:span text:style-name="T158">;s</text:span><text:span text:style-name="T49">2</text:span></text:p>
      <text:p text:style-name="P73"/>
      <text:p text:style-name="P82">Figure <text:span text:style-name="T169">3</text:span> <text:span text:style-name="T169">Statement</text:span> typing</text:p>
      <text:p text:style-name="P73"/>
      <text:p text:style-name="P81"/>
      <text:p text:style-name="P81">Well-formdness Rules</text:p>
      <text:p text:style-name="P76"/>
      <text:p text:style-name="P76"/>
      <text:p text:style-name="P76"/>
      <text:p text:style-name="P74"><draw:line text:anchor-type="paragraph" draw:z-index="12" draw:name="Shape1" draw:style-name="gr1" draw:text-style-name="P86" svg:x1="-0.307cm" svg:y1="0.443cm" svg:x2="11.296cm" svg:y2="0.418cm"><text:p/></draw:line> <text:s text:c="104"/><text:span text:style-name="T162">(WF-CONS-OBJECT)</text:span> <text:s text:c="10"/></text:p>
      <text:p text:style-name="P70"><text:tab/><text:tab/><text:tab/><text:span text:style-name="T112">⊢ </text:span><text:span text:style-name="T55">object</text:span><text:span text:style-name="T112"> _ is OK</text:span></text:p>
      <text:p text:style-name="P70"/>
      <text:p text:style-name="P70"/>
      <text:p text:style-name="P70"/>
      <text:p text:style-name="P77">cBody(<text:span text:style-name="T165">c</text:span>) = super(<text:span text:style-name="T158">g</text:span>);<text:span text:style-name="T158">s <text:s text:c="7"/>typeof(c) = </text:span><text:span text:style-name="T148">k</text:span><text:span text:style-name="T50">p</text:span><text:span text:style-name="T112"> </text:span><text:span text:style-name="T149">q</text:span><text:span text:style-name="T51">p</text:span><text:span text:style-name="T113"> →q</text:span><text:span text:style-name="T53">ret</text:span><text:span text:style-name="T112"> </text:span></text:p>
      <text:p text:style-name="P79"><text:span text:style-name="T126">Γ = (this : underinitialized q</text:span><text:span text:style-name="T54">ret, <text:s/></text:span><text:span text:style-name="T161"><text:s/></text:span><text:span text:style-name="T150">p</text:span><text:span text:style-name="T161"> : </text:span><text:span text:style-name="T148">k</text:span><text:span text:style-name="T50">p</text:span><text:span text:style-name="T112"> </text:span><text:span text:style-name="T149">q</text:span><text:span text:style-name="T51">p</text:span><text:span text:style-name="T155">, </text:span><text:span text:style-name="T151">y</text:span><text:span text:style-name="T154"> : </text:span><text:span text:style-name="T151">k</text:span><text:span text:style-name="T52">local</text:span><text:span text:style-name="T154"> </text:span><text:span text:style-name="T151">q</text:span><text:span text:style-name="T52">local</text:span><text:span text:style-name="T161">) <text:s text:c="3"/>Γ <text:s/>⊢ </text:span><text:span text:style-name="T14"><text:s/></text:span><text:span text:style-name="T159">super(</text:span><text:span text:style-name="T153">y</text:span><text:span text:style-name="T159">) in c <text:s text:c="2"/>Γ ⊢ s</text:span></text:p>
      <text:p text:style-name="P73"><draw:line text:anchor-type="paragraph" draw:z-index="10" draw:name="Shape1" draw:style-name="gr1" draw:text-style-name="P86" svg:x1="-0.307cm" svg:y1="0.443cm" svg:x2="14.518cm" svg:y2="0.418cm"><text:p/></draw:line> <text:s text:c="120"/><text:span text:style-name="T162">(WF-CONS)</text:span></text:p>
      <text:p text:style-name="P68"><text:tab/><text:tab/><text:tab/> <text:s text:c="13"/><text:span text:style-name="T112">⊢ c is OK</text:span></text:p>
      <text:p text:style-name="P68"/>
      <text:p text:style-name="P71"><text:span text:style-name="T141">Note</text:span><text:span text:style-name="T170">: <text:s/></text:span><text:s/><text:span text:style-name="T112">⊢</text:span><text:span text:style-name="T56"> </text:span><text:span text:style-name="T164">c reads “constructor c is well-formed”.</text:span></text:p>
      <text:p text:style-name="P63"><text:a xlink:type="simple" xlink:href="https://github.com/topnessman/immutability-example/blob/master/Example.java" text:style-name="Internet_20_link" text:visited-style-name="Visited_20_Internet_20_Link"><text:span text:style-name="T67"/></text:a></text:p>
      <text:p text:style-name="P63"><text:span text:style-name="T67"/></text:p>
      <text:p text:style-name="P63"><text:span text:style-name="T67"/></text:p>
      <text:p text:style-name="P78"><text:span text:style-name="T166">m</text:span>Body(<text:span text:style-name="T166">m</text:span>) = <text:span text:style-name="T158">s;return z <text:s text:c="7"/>typeof(m) = k</text:span><text:span text:style-name="T57">this</text:span><text:span text:style-name="T144"> q</text:span><text:span text:style-name="T53">this</text:span><text:span text:style-name="T160">, </text:span><text:span text:style-name="T147">k</text:span><text:span text:style-name="T57">p</text:span><text:span text:style-name="T144"> </text:span><text:span text:style-name="T147">q</text:span><text:span text:style-name="T53">p</text:span><text:span text:style-name="T160"> →t</text:span><text:span text:style-name="T53">ret</text:span><text:span text:style-name="T158"> </text:span></text:p>
      <text:p text:style-name="P78"><text:span text:style-name="T126">Γ = (this : k</text:span><text:span text:style-name="T58">this</text:span><text:span text:style-name="T126"> q</text:span><text:span text:style-name="T58">this</text:span><text:span text:style-name="T166">,</text:span><text:span text:style-name="T54"> </text:span><text:span text:style-name="T161"><text:s/></text:span><text:span text:style-name="T150">p</text:span><text:span text:style-name="T161"> : </text:span><text:span text:style-name="T148">k</text:span><text:span text:style-name="T50">p</text:span><text:span text:style-name="T112"> </text:span><text:span text:style-name="T149">q</text:span><text:span text:style-name="T51">p</text:span><text:span text:style-name="T155">, </text:span><text:span text:style-name="T51"><text:s/></text:span><text:span text:style-name="T151">y</text:span><text:span text:style-name="T154"> : </text:span><text:span text:style-name="T151">k</text:span><text:span text:style-name="T52">local</text:span><text:span text:style-name="T154"> </text:span><text:span text:style-name="T151">q</text:span><text:span text:style-name="T52">local</text:span><text:span text:style-name="T161">) <text:s text:c="3"/>Γ <text:s/>⊢ </text:span><text:span text:style-name="T14"><text:s/></text:span><text:span text:style-name="T166">s <text:s text:c="2"/>Γ(z) &lt;: t</text:span><text:span text:style-name="T58">ret</text:span></text:p>
      <text:p text:style-name="P75"><draw:line text:anchor-type="paragraph" draw:z-index="14" draw:name="Shape1" draw:style-name="gr1" draw:text-style-name="P86" svg:x1="-0.307cm" svg:y1="0.443cm" svg:x2="14.518cm" svg:y2="0.418cm"><text:p/></draw:line> <text:s text:c="120"/><text:span text:style-name="T162">(WF-METH)</text:span></text:p>
      <text:p text:style-name="P61"><text:span text:style-name="T60"><text:tab/><text:tab/><text:tab/> <text:s text:c="13"/></text:span><text:span text:style-name="T61">⊢ </text:span><text:span text:style-name="T100">m</text:span><text:span text:style-name="T61"> is OK</text:span></text:p>
      <text:p text:style-name="P83"><text:span text:style-name="T61"/></text:p>
      <text:p text:style-name="P83"><text:span text:style-name="T61">Figure </text:span><text:span text:style-name="T172">4</text:span><text:span text:style-name="T61"> </text:span><text:span text:style-name="T172">Well-formdness</text:span><text:span text:style-name="T61"> typ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Condensed" svg:font-family="'Roboto Condensed', Helvetica, Arial, sans-serif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6:39:47.549621336</meta:creation-date>
    <dc:date>2017-06-07T14:42:30.702298718</dc:date>
    <meta:editing-duration>PT6H37M3S</meta:editing-duration>
    <meta:editing-cycles>181</meta:editing-cycles>
    <meta:generator>LibreOffice/5.1.4.2$Linux_X86_64 LibreOffice_project/10m0$Build-2</meta:generator>
    <meta:document-statistic meta:table-count="0" meta:image-count="0" meta:object-count="1" meta:page-count="4" meta:paragraph-count="96" meta:word-count="675" meta:character-count="6052" meta:non-whitespace-character-count="25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1" style:font-name-asian="Liberation Sans1" style:font-name-complex="Liberation Sans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style:font-name="Liberation Sans1" style:font-name-asian="Liberation Sans1" style:font-name-complex="Liberation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office:value-type="string" calcext:value-type="string">
            <text:p>Mutable</text:p>
          </table:table-cell>
          <table:table-cell office:value-type="string" calcext:value-type="string">
            <text:p>Immutable</text:p>
          </table:table-cell>
          <table:table-cell office:value-type="string" calcext:value-type="string">
            <text:p>PolyImmutable</text:p>
          </table:table-cell>
          <table:table-cell office:value-type="string" calcext:value-type="string">
            <text:p>Readonly</text:p>
          </table:table-cell>
        </table:table-row>
        <table:table-row table:style-name="ro1">
          <table:table-cell office:value-type="string" calcext:value-type="string">
            <text:p>UnderInitialized</text:p>
          </table:table-cell>
          <table:table-cell table:number-columns-repeated="3" table:style-name="ce4" office:value-type="string" calcext:value-type="string">
            <text:p>√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itialized</text:p>
          </table:table-cell>
          <table:table-cell table:style-name="ce4" office:value-type="string" calcext:value-type="string">
            <text:p>√</text:p>
          </table:table-cell>
          <table:table-cell table:number-columns-repeated="3" table:style-name="ce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knownInitializaed</text:p>
          </table:table-cell>
          <table:table-cell table:style-name="ce4" office:value-type="string" calcext:value-type="string">
            <text:p>√</text:p>
          </table:table-cell>
          <table:table-cell table:number-columns-repeated="3" table:style-name="ce5" office:value-type="string" calcext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/>
          <table:table-cell/>
          <table:table-cell table:style-name="ce6" office:value-type="string" calcext:value-type="string">
            <text:p>√ means allowing assigning fields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00-00-00</text:date>, <text:time style:data-style-name="N2" text:time-value="10:05:32.868844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